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0.8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6.74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108.67mm"/>
    </style:style>
    <style:style style:name="co10" style:family="table-column">
      <style:table-column-properties fo:break-before="auto" style:column-width="19.03mm"/>
    </style:style>
    <style:style style:name="co11" style:family="table-column">
      <style:table-column-properties fo:break-before="auto" style:column-width="41.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5"/>
        <table:table-column table:style-name="co7" table:number-columns-repeated="1013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IQUE</text:p>
          </table:table-cell>
          <table:table-cell table:style-name="ce1" office:value-type="string" calcext:value-type="string">
            <text:p>CODE_SAGES_DE_LA_STRUCTURE_DE_RATTACHE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RIB</text:p>
          </table:table-cell>
          <table:table-cell table:style-name="ce4" office:value-type="string" calcext:value-type="string">
            <text:p>FRP MEDOC 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/>
          <table:table-cell table:formula="of:=SEARCH(&quot; &quot;;[.$D2];1)" office:value-type="float" office:value="3" calcext:value-type="float">
            <text:p>3</text:p>
          </table:table-cell>
          <table:table-cell table:formula="of:=LEFT([.$D2];[.G2])" office:value-type="string" office:string-value="BP " calcext:value-type="string">
            <text:p>BP </text:p>
          </table:table-cell>
          <table:table-cell table:formula="of:=SUBSTITUTE([.D2];[.H2]; ;1)" office:value-type="string" office:string-value="90500 01012 BOURG EN BRESSE CEDEX" calcext:value-type="string">
            <text:p>90500 01012 BOURG EN BRESSE CEDEX</text:p>
          </table:table-cell>
          <table:table-cell table:formula="of:=SEARCH(&quot; &quot;;[.$I2];[.G2])" office:value-type="float" office:value="6" calcext:value-type="float">
            <text:p>6</text:p>
          </table:table-cell>
          <table:table-cell table:style-name="ce11" table:formula="of:=LEFT([.$I2];[.J2])" office:value-type="string" office:string-value="90500 " calcext:value-type="string">
            <text:p>9050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/>
          <table:table-cell table:formula="of:=SEARCH(&quot; &quot;;[.$D3];1)" office:value-type="float" office:value="3" calcext:value-type="float">
            <text:p>3</text:p>
          </table:table-cell>
          <table:table-cell table:formula="of:=LEFT([.$D3];[.G3])" office:value-type="string" office:string-value="28 " calcext:value-type="string">
            <text:p>28 </text:p>
          </table:table-cell>
          <table:table-cell table:formula="of:=SUBSTITUTE([.D3];[.H3]; ;1)" office:value-type="string" office:string-value="RUE ST-MARTIN 02025 LAON CEDEX" calcext:value-type="string">
            <text:p>RUE ST-MARTIN 02025 LAON CEDEX</text:p>
          </table:table-cell>
          <table:table-cell table:formula="of:=SEARCH(&quot; &quot;;[.$I3];[.G3])" office:value-type="float" office:value="4" calcext:value-type="float">
            <text:p>4</text:p>
          </table:table-cell>
          <table:table-cell table:style-name="ce11" table:formula="of:=LEFT([.$I3];[.J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/>
          <table:table-cell table:formula="of:=SEARCH(&quot; &quot;;[.$D4];1)" office:value-type="float" office:value="2" calcext:value-type="float">
            <text:p>2</text:p>
          </table:table-cell>
          <table:table-cell table:formula="of:=LEFT([.$D4];[.G4])" office:value-type="string" office:string-value="9 " calcext:value-type="string">
            <text:p>9 </text:p>
          </table:table-cell>
          <table:table-cell table:formula="of:=SUBSTITUTE([.D4];[.H4]; ;1)" office:value-type="string" office:string-value="AV VICTOR HUGO B.P. 81609 03016 MOULINS CEDEX" calcext:value-type="string">
            <text:p>AV VICTOR HUGO B.P. 81609 03016 MOULINS CEDEX</text:p>
          </table:table-cell>
          <table:table-cell table:formula="of:=SEARCH(&quot; &quot;;[.$I4];[.G4])" office:value-type="float" office:value="3" calcext:value-type="float">
            <text:p>3</text:p>
          </table:table-cell>
          <table:table-cell table:style-name="ce11" table:formula="of:=LEFT([.$I4];[.J4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/>
          <table:table-cell table:formula="of:=SEARCH(&quot; &quot;;[.$D5];1)" office:value-type="float" office:value="3" calcext:value-type="float">
            <text:p>3</text:p>
          </table:table-cell>
          <table:table-cell table:formula="of:=LEFT([.$D5];[.G5])" office:value-type="string" office:string-value="51 " calcext:value-type="string">
            <text:p>51 </text:p>
          </table:table-cell>
          <table:table-cell table:formula="of:=SUBSTITUTE([.D5];[.H5]; ;1)" office:value-type="string" office:string-value="AV DU 8 MAI 1945 04017 DIGNE LES BAINS CEDEX" calcext:value-type="string">
            <text:p>AV DU 8 MAI 1945 04017 DIGNE LES BAINS CEDEX</text:p>
          </table:table-cell>
          <table:table-cell table:formula="of:=SEARCH(&quot; &quot;;[.$I5];[.G5])" office:value-type="float" office:value="3" calcext:value-type="float">
            <text:p>3</text:p>
          </table:table-cell>
          <table:table-cell table:style-name="ce11" table:formula="of:=LEFT([.$I5];[.J5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/>
          <table:table-cell table:formula="of:=SEARCH(&quot; &quot;;[.$D6];1)" office:value-type="float" office:value="6" calcext:value-type="float">
            <text:p>6</text:p>
          </table:table-cell>
          <table:table-cell table:formula="of:=LEFT([.$D6];[.G6])" office:value-type="string" office:string-value="COURS " calcext:value-type="string">
            <text:p>COURS </text:p>
          </table:table-cell>
          <table:table-cell table:formula="of:=SUBSTITUTE([.D6];[.H6]; ;1)" office:value-type="string" office:string-value="LADOUCETTE BP104 05007 GAP CEDEX" calcext:value-type="string">
            <text:p>LADOUCETTE BP104 05007 GAP CEDEX</text:p>
          </table:table-cell>
          <table:table-cell table:formula="of:=SEARCH(&quot; &quot;;[.$I6];[.G6])" office:value-type="float" office:value="11" calcext:value-type="float">
            <text:p>11</text:p>
          </table:table-cell>
          <table:table-cell table:style-name="ce11" table:formula="of:=LEFT([.$I6];[.J6])" office:value-type="string" office:string-value="LADOUCETTE " calcext:value-type="string">
            <text:p>LADOUCETT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/>
          <table:table-cell table:formula="of:=SEARCH(&quot; &quot;;[.$D7];1)" office:value-type="float" office:value="3" calcext:value-type="float">
            <text:p>3</text:p>
          </table:table-cell>
          <table:table-cell table:formula="of:=LEFT([.$D7];[.G7])" office:value-type="string" office:string-value="15 " calcext:value-type="string">
            <text:p>15 </text:p>
          </table:table-cell>
          <table:table-cell table:formula="of:=SUBSTITUTE([.D7];[.H7]; ;1)" office:value-type="string" office:string-value="BIS RUE DELILLE 06073 NICE CEDEX 1" calcext:value-type="string">
            <text:p>BIS RUE DELILLE 06073 NICE CEDEX 1</text:p>
          </table:table-cell>
          <table:table-cell table:formula="of:=SEARCH(&quot; &quot;;[.$I7];[.G7])" office:value-type="float" office:value="4" calcext:value-type="float">
            <text:p>4</text:p>
          </table:table-cell>
          <table:table-cell table:style-name="ce11" table:formula="of:=LEFT([.$I7];[.J7])" office:value-type="string" office:string-value="BIS " calcext:value-type="string">
            <text:p>BIS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/>
          <table:table-cell table:formula="of:=SEARCH(&quot; &quot;;[.$D8];1)" office:value-type="float" office:value="3" calcext:value-type="float">
            <text:p>3</text:p>
          </table:table-cell>
          <table:table-cell table:formula="of:=LEFT([.$D8];[.G8])" office:value-type="string" office:string-value="11 " calcext:value-type="string">
            <text:p>11 </text:p>
          </table:table-cell>
          <table:table-cell table:formula="of:=SUBSTITUTE([.D8];[.H8]; ;1)" office:value-type="string" office:string-value="AV DU VANEL - BP 714 07007 PRIVAS CEDEX" calcext:value-type="string">
            <text:p>AV DU VANEL - BP 714 07007 PRIVAS CEDEX</text:p>
          </table:table-cell>
          <table:table-cell table:formula="of:=SEARCH(&quot; &quot;;[.$I8];[.G8])" office:value-type="float" office:value="3" calcext:value-type="float">
            <text:p>3</text:p>
          </table:table-cell>
          <table:table-cell table:style-name="ce11" table:formula="of:=LEFT([.$I8];[.J8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/>
          <table:table-cell table:formula="of:=SEARCH(&quot; &quot;;[.$D9];1)" office:value-type="float" office:value="3" calcext:value-type="float">
            <text:p>3</text:p>
          </table:table-cell>
          <table:table-cell table:formula="of:=LEFT([.$D9];[.G9])" office:value-type="string" office:string-value="50 " calcext:value-type="string">
            <text:p>50 </text:p>
          </table:table-cell>
          <table:table-cell table:formula="of:=SUBSTITUTE([.D9];[.H9]; ;1)" office:value-type="string" office:string-value="AV. D'ARCHES - CS 60005 08011 CHARLEVILLE MEZIERES" calcext:value-type="string">
            <text:p>AV. D'ARCHES - CS 60005 08011 CHARLEVILLE MEZIERES</text:p>
          </table:table-cell>
          <table:table-cell table:formula="of:=SEARCH(&quot; &quot;;[.$I9];[.G9])" office:value-type="float" office:value="4" calcext:value-type="float">
            <text:p>4</text:p>
          </table:table-cell>
          <table:table-cell table:style-name="ce11" table:formula="of:=LEFT([.$I9];[.J9])" office:value-type="string" office:string-value="AV. " calcext:value-type="string">
            <text:p>AV.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/>
          <table:table-cell table:formula="of:=SEARCH(&quot; &quot;;[.$D10];1)" office:value-type="float" office:value="3" calcext:value-type="float">
            <text:p>3</text:p>
          </table:table-cell>
          <table:table-cell table:formula="of:=LEFT([.$D10];[.G10])" office:value-type="string" office:string-value="55 " calcext:value-type="string">
            <text:p>55 </text:p>
          </table:table-cell>
          <table:table-cell table:formula="of:=SUBSTITUTE([.D10];[.H10]; ;1)" office:value-type="string" office:string-value="CRS GABRIEL FAURE BP30086 09007 FOIX CEDEX" calcext:value-type="string">
            <text:p>CRS GABRIEL FAURE BP30086 09007 FOIX CEDEX</text:p>
          </table:table-cell>
          <table:table-cell table:formula="of:=SEARCH(&quot; &quot;;[.$I10];[.G10])" office:value-type="float" office:value="4" calcext:value-type="float">
            <text:p>4</text:p>
          </table:table-cell>
          <table:table-cell table:style-name="ce11" table:formula="of:=LEFT([.$I10];[.J10])" office:value-type="string" office:string-value="CRS " calcext:value-type="string">
            <text:p>CRS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/>
          <table:table-cell table:formula="of:=SEARCH(&quot; &quot;;[.$D11];1)" office:value-type="float" office:value="3" calcext:value-type="float">
            <text:p>3</text:p>
          </table:table-cell>
          <table:table-cell table:formula="of:=LEFT([.$D11];[.G11])" office:value-type="string" office:string-value="22 " calcext:value-type="string">
            <text:p>22 </text:p>
          </table:table-cell>
          <table:table-cell table:formula="of:=SUBSTITUTE([.D11];[.H11]; ;1)" office:value-type="string" office:string-value="BLD GAMBETTA 10026 TROYES CEDEX" calcext:value-type="string">
            <text:p>BLD GAMBETTA 10026 TROYES CEDEX</text:p>
          </table:table-cell>
          <table:table-cell table:formula="of:=SEARCH(&quot; &quot;;[.$I11];[.G11])" office:value-type="float" office:value="4" calcext:value-type="float">
            <text:p>4</text:p>
          </table:table-cell>
          <table:table-cell table:style-name="ce11" table:formula="of:=LEFT([.$I11];[.J11])" office:value-type="string" office:string-value="BLD " calcext:value-type="string">
            <text:p>BL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/>
          <table:table-cell table:formula="of:=SEARCH(&quot; &quot;;[.$D12];1)" office:value-type="float" office:value="6" calcext:value-type="float">
            <text:p>6</text:p>
          </table:table-cell>
          <table:table-cell table:formula="of:=LEFT([.$D12];[.G12])" office:value-type="string" office:string-value="PLACE " calcext:value-type="string">
            <text:p>PLACE </text:p>
          </table:table-cell>
          <table:table-cell table:formula="of:=SUBSTITUTE([.D12];[.H12]; ;1)" office:value-type="string" office:string-value="GASTON JOURDANNE 11833 CARCASSONNE CEDEX 9" calcext:value-type="string">
            <text:p>GASTON JOURDANNE 11833 CARCASSONNE CEDEX 9</text:p>
          </table:table-cell>
          <table:table-cell table:formula="of:=SEARCH(&quot; &quot;;[.$I12];[.G12])" office:value-type="float" office:value="7" calcext:value-type="float">
            <text:p>7</text:p>
          </table:table-cell>
          <table:table-cell table:style-name="ce11" table:formula="of:=LEFT([.$I12];[.J12])" office:value-type="string" office:string-value="GASTON " calcext:value-type="string">
            <text:p>GASTO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/>
          <table:table-cell table:formula="of:=SEARCH(&quot; &quot;;[.$D13];1)" office:value-type="float" office:value="2" calcext:value-type="float">
            <text:p>2</text:p>
          </table:table-cell>
          <table:table-cell table:formula="of:=LEFT([.$D13];[.G13])" office:value-type="string" office:string-value="2 " calcext:value-type="string">
            <text:p>2 </text:p>
          </table:table-cell>
          <table:table-cell table:formula="of:=SUBSTITUTE([.D13];[.H13]; ;1)" office:value-type="string" office:string-value="PLACE D'ARMES CS 53513 12035 RODEZ CEDEX 09" calcext:value-type="string">
            <text:p>PLACE D'ARMES CS 53513 12035 RODEZ CEDEX 09</text:p>
          </table:table-cell>
          <table:table-cell table:formula="of:=SEARCH(&quot; &quot;;[.$I13];[.G13])" office:value-type="float" office:value="6" calcext:value-type="float">
            <text:p>6</text:p>
          </table:table-cell>
          <table:table-cell table:style-name="ce11" table:formula="of:=LEFT([.$I13];[.J13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/>
          <table:table-cell table:formula="of:=SEARCH(&quot; &quot;;[.$D14];1)" office:value-type="float" office:value="3" calcext:value-type="float">
            <text:p>3</text:p>
          </table:table-cell>
          <table:table-cell table:formula="of:=LEFT([.$D14];[.G14])" office:value-type="string" office:string-value="16 " calcext:value-type="string">
            <text:p>16 </text:p>
          </table:table-cell>
          <table:table-cell table:formula="of:=SUBSTITUTE([.D14];[.H14]; ;1)" office:value-type="string" office:string-value="RUE BORDE 13357 MARSEILLE CEDEX 20" calcext:value-type="string">
            <text:p>RUE BORDE 13357 MARSEILLE CEDEX 20</text:p>
          </table:table-cell>
          <table:table-cell table:formula="of:=SEARCH(&quot; &quot;;[.$I14];[.G14])" office:value-type="float" office:value="4" calcext:value-type="float">
            <text:p>4</text:p>
          </table:table-cell>
          <table:table-cell table:style-name="ce11" table:formula="of:=LEFT([.$I14];[.J1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/>
          <table:table-cell table:formula="of:=SEARCH(&quot; &quot;;[.$D15];1)" office:value-type="float" office:value="2" calcext:value-type="float">
            <text:p>2</text:p>
          </table:table-cell>
          <table:table-cell table:formula="of:=LEFT([.$D15];[.G15])" office:value-type="string" office:string-value="7 " calcext:value-type="string">
            <text:p>7 </text:p>
          </table:table-cell>
          <table:table-cell table:formula="of:=SUBSTITUTE([.D15];[.H15]; ;1)" office:value-type="string" office:string-value="BOULEVARD BERTRAND 14034 CAEN CEDEX" calcext:value-type="string">
            <text:p>BOULEVARD BERTRAND 14034 CAEN CEDEX</text:p>
          </table:table-cell>
          <table:table-cell table:formula="of:=SEARCH(&quot; &quot;;[.$I15];[.G15])" office:value-type="float" office:value="10" calcext:value-type="float">
            <text:p>10</text:p>
          </table:table-cell>
          <table:table-cell table:style-name="ce11" table:formula="of:=LEFT([.$I15];[.J15])" office:value-type="string" office:string-value="BOULEVARD " calcext:value-type="string">
            <text:p>BOULEVAR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/>
          <table:table-cell table:formula="of:=SEARCH(&quot; &quot;;[.$D16];1)" office:value-type="float" office:value="3" calcext:value-type="float">
            <text:p>3</text:p>
          </table:table-cell>
          <table:table-cell table:formula="of:=LEFT([.$D16];[.G16])" office:value-type="string" office:string-value="39 " calcext:value-type="string">
            <text:p>39 </text:p>
          </table:table-cell>
          <table:table-cell table:formula="of:=SUBSTITUTE([.D16];[.H16]; ;1)" office:value-type="string" office:string-value="RUE DES CARMES 15012 AURILLAC CEDEX" calcext:value-type="string">
            <text:p>RUE DES CARMES 15012 AURILLAC CEDEX</text:p>
          </table:table-cell>
          <table:table-cell table:formula="of:=SEARCH(&quot; &quot;;[.$I16];[.G16])" office:value-type="float" office:value="4" calcext:value-type="float">
            <text:p>4</text:p>
          </table:table-cell>
          <table:table-cell table:style-name="ce11" table:formula="of:=LEFT([.$I16];[.J16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16022 ANGOULEME CEDEX</text:p>
          </table:table-cell>
          <table:table-cell office:value-type="string" calcext:value-type="string">
            <text:p>BDFEFRPPCCT FR20 3000 1001 29A1 6000 0000 074</text:p>
          </table:table-cell>
          <table:table-cell/>
          <table:table-cell table:formula="of:=SEARCH(&quot; &quot;;[.$D17];1)" office:value-type="float" office:value="2" calcext:value-type="float">
            <text:p>2</text:p>
          </table:table-cell>
          <table:table-cell table:formula="of:=LEFT([.$D17];[.G17])" office:value-type="string" office:string-value="3 " calcext:value-type="string">
            <text:p>3 </text:p>
          </table:table-cell>
          <table:table-cell table:formula="of:=SUBSTITUTE([.D17];[.H17]; ;1)" office:value-type="string" office:string-value="RUE PIERRE LABACHOT CS 1222216022 ANGOULEME CEDEX" calcext:value-type="string">
            <text:p>RUE PIERRE LABACHOT CS 1222216022 ANGOULEME CEDEX</text:p>
          </table:table-cell>
          <table:table-cell table:formula="of:=SEARCH(&quot; &quot;;[.$I17];[.G17])" office:value-type="float" office:value="4" calcext:value-type="float">
            <text:p>4</text:p>
          </table:table-cell>
          <table:table-cell table:style-name="ce11" table:formula="of:=LEFT([.$I17];[.J17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/>
          <table:table-cell table:formula="of:=SEARCH(&quot; &quot;;[.$D18];1)" office:value-type="float" office:value="3" calcext:value-type="float">
            <text:p>3</text:p>
          </table:table-cell>
          <table:table-cell table:formula="of:=LEFT([.$D18];[.G18])" office:value-type="string" office:string-value="24 " calcext:value-type="string">
            <text:p>24 </text:p>
          </table:table-cell>
          <table:table-cell table:formula="of:=SUBSTITUTE([.D18];[.H18]; ;1)" office:value-type="string" office:string-value="AVENUE DE FETILLY- BP40587 17021 LA ROCHELLE CEDEX 01" calcext:value-type="string">
            <text:p>AVENUE DE FETILLY- BP40587 17021 LA ROCHELLE CEDEX 01</text:p>
          </table:table-cell>
          <table:table-cell table:formula="of:=SEARCH(&quot; &quot;;[.$I18];[.G18])" office:value-type="float" office:value="7" calcext:value-type="float">
            <text:p>7</text:p>
          </table:table-cell>
          <table:table-cell table:style-name="ce11" table:formula="of:=LEFT([.$I18];[.J18])" office:value-type="string" office:string-value="AVENUE " calcext:value-type="string">
            <text:p>AVEN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/>
          <table:table-cell table:formula="of:=SEARCH(&quot; &quot;;[.$D19];1)" office:value-type="float" office:value="6" calcext:value-type="float">
            <text:p>6</text:p>
          </table:table-cell>
          <table:table-cell table:formula="of:=LEFT([.$D19];[.G19])" office:value-type="string" office:string-value="PLACE " calcext:value-type="string">
            <text:p>PLACE </text:p>
          </table:table-cell>
          <table:table-cell table:formula="of:=SUBSTITUTE([.D19];[.H19]; ;1)" office:value-type="string" office:string-value="STE CATHERINE CS 21233 18022 BOURGES CEDEX" calcext:value-type="string">
            <text:p>STE CATHERINE CS 21233 18022 BOURGES CEDEX</text:p>
          </table:table-cell>
          <table:table-cell table:formula="of:=SEARCH(&quot; &quot;;[.$I19];[.G19])" office:value-type="float" office:value="14" calcext:value-type="float">
            <text:p>14</text:p>
          </table:table-cell>
          <table:table-cell table:style-name="ce11" table:formula="of:=LEFT([.$I19];[.J19])" office:value-type="string" office:string-value="STE CATHERINE " calcext:value-type="string">
            <text:p>STE CATHERIN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/>
          <table:table-cell table:formula="of:=SEARCH(&quot; &quot;;[.$D20];1)" office:value-type="float" office:value="3" calcext:value-type="float">
            <text:p>3</text:p>
          </table:table-cell>
          <table:table-cell table:formula="of:=LEFT([.$D20];[.G20])" office:value-type="string" office:string-value="15 " calcext:value-type="string">
            <text:p>15 </text:p>
          </table:table-cell>
          <table:table-cell table:formula="of:=SUBSTITUTE([.D20];[.H20]; ;1)" office:value-type="string" office:string-value="AV HENRI BOURNAZEL BP 239 19012 TULLE CEDEX" calcext:value-type="string">
            <text:p>AV HENRI BOURNAZEL BP 239 19012 TULLE CEDEX</text:p>
          </table:table-cell>
          <table:table-cell table:formula="of:=SEARCH(&quot; &quot;;[.$I20];[.G20])" office:value-type="float" office:value="3" calcext:value-type="float">
            <text:p>3</text:p>
          </table:table-cell>
          <table:table-cell table:style-name="ce11" table:formula="of:=LEFT([.$I20];[.J20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/>
          <table:table-cell table:formula="of:=SEARCH(&quot; &quot;;[.$D21];1)" office:value-type="float" office:value="2" calcext:value-type="float">
            <text:p>2</text:p>
          </table:table-cell>
          <table:table-cell table:formula="of:=LEFT([.$D21];[.G21])" office:value-type="string" office:string-value="1 " calcext:value-type="string">
            <text:p>1 </text:p>
          </table:table-cell>
          <table:table-cell table:formula="of:=SUBSTITUTE([.D21];[.H21]; ;1)" office:value-type="string" office:string-value="BIS PLACE DE LA BANQUE 21042 DIJON CEDEX" calcext:value-type="string">
            <text:p>BIS PLACE DE LA BANQUE 21042 DIJON CEDEX</text:p>
          </table:table-cell>
          <table:table-cell table:formula="of:=SEARCH(&quot; &quot;;[.$I21];[.G21])" office:value-type="float" office:value="4" calcext:value-type="float">
            <text:p>4</text:p>
          </table:table-cell>
          <table:table-cell table:style-name="ce11" table:formula="of:=LEFT([.$I21];[.J21])" office:value-type="string" office:string-value="BIS " calcext:value-type="string">
            <text:p>BIS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/>
          <table:table-cell table:formula="of:=SEARCH(&quot; &quot;;[.$D22];1)" office:value-type="float" office:value="3" calcext:value-type="float">
            <text:p>3</text:p>
          </table:table-cell>
          <table:table-cell table:formula="of:=LEFT([.$D22];[.G22])" office:value-type="string" office:string-value="17 " calcext:value-type="string">
            <text:p>17 </text:p>
          </table:table-cell>
          <table:table-cell table:formula="of:=SUBSTITUTE([.D22];[.H22]; ;1)" office:value-type="string" office:string-value="RUE DE LA GARE CS 82366 22023 SAINT BRIEUC CEDEX 1" calcext:value-type="string">
            <text:p>RUE DE LA GARE CS 82366 22023 SAINT BRIEUC CEDEX 1</text:p>
          </table:table-cell>
          <table:table-cell table:formula="of:=SEARCH(&quot; &quot;;[.$I22];[.G22])" office:value-type="float" office:value="4" calcext:value-type="float">
            <text:p>4</text:p>
          </table:table-cell>
          <table:table-cell table:style-name="ce11" table:formula="of:=LEFT([.$I22];[.J22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/>
          <table:table-cell table:formula="of:=SEARCH(&quot; &quot;;[.$D23];1)" office:value-type="float" office:value="3" calcext:value-type="float">
            <text:p>3</text:p>
          </table:table-cell>
          <table:table-cell table:formula="of:=LEFT([.$D23];[.G23])" office:value-type="string" office:string-value="02 " calcext:value-type="string">
            <text:p>02 </text:p>
          </table:table-cell>
          <table:table-cell table:formula="of:=SUBSTITUTE([.D23];[.H23]; ;1)" office:value-type="string" office:string-value="BD SAINT PARDOUX - BP 149 23011 GUERET CEDEX" calcext:value-type="string">
            <text:p>BD SAINT PARDOUX - BP 149 23011 GUERET CEDEX</text:p>
          </table:table-cell>
          <table:table-cell table:formula="of:=SEARCH(&quot; &quot;;[.$I23];[.G23])" office:value-type="float" office:value="3" calcext:value-type="float">
            <text:p>3</text:p>
          </table:table-cell>
          <table:table-cell table:style-name="ce11" table:formula="of:=LEFT([.$I23];[.J23])" office:value-type="string" office:string-value="BD " calcext:value-type="string">
            <text:p>B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/>
          <table:table-cell table:formula="of:=SEARCH(&quot; &quot;;[.$D24];1)" office:value-type="float" office:value="3" calcext:value-type="float">
            <text:p>3</text:p>
          </table:table-cell>
          <table:table-cell table:formula="of:=LEFT([.$D24];[.G24])" office:value-type="string" office:string-value="15 " calcext:value-type="string">
            <text:p>15 </text:p>
          </table:table-cell>
          <table:table-cell table:formula="of:=SUBSTITUTE([.D24];[.H24]; ;1)" office:value-type="string" office:string-value="RUE DU 26EME R.I CS 61000 24053 PERIGUEUX CEDEX" calcext:value-type="string">
            <text:p>RUE DU 26EME R.I CS 61000 24053 PERIGUEUX CEDEX</text:p>
          </table:table-cell>
          <table:table-cell table:formula="of:=SEARCH(&quot; &quot;;[.$I24];[.G24])" office:value-type="float" office:value="4" calcext:value-type="float">
            <text:p>4</text:p>
          </table:table-cell>
          <table:table-cell table:style-name="ce11" table:formula="of:=LEFT([.$I24];[.J2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/>
          <table:table-cell table:formula="of:=SEARCH(&quot; &quot;;[.$D25];1)" office:value-type="float" office:value="3" calcext:value-type="float">
            <text:p>3</text:p>
          </table:table-cell>
          <table:table-cell table:formula="of:=LEFT([.$D25];[.G25])" office:value-type="string" office:string-value="63 " calcext:value-type="string">
            <text:p>63 </text:p>
          </table:table-cell>
          <table:table-cell table:formula="of:=SUBSTITUTE([.D25];[.H25]; ;1)" office:value-type="string" office:string-value="QUAI VEIL PICARD 25030 BESANCON CEDEX" calcext:value-type="string">
            <text:p>QUAI VEIL PICARD 25030 BESANCON CEDEX</text:p>
          </table:table-cell>
          <table:table-cell table:formula="of:=SEARCH(&quot; &quot;;[.$I25];[.G25])" office:value-type="float" office:value="5" calcext:value-type="float">
            <text:p>5</text:p>
          </table:table-cell>
          <table:table-cell table:style-name="ce11" table:formula="of:=LEFT([.$I25];[.J25])" office:value-type="string" office:string-value="QUAI " calcext:value-type="string">
            <text:p>QUAI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/>
          <table:table-cell table:formula="of:=SEARCH(&quot; &quot;;[.$D26];1)" office:value-type="float" office:value="3" calcext:value-type="float">
            <text:p>3</text:p>
          </table:table-cell>
          <table:table-cell table:formula="of:=LEFT([.$D26];[.G26])" office:value-type="string" office:string-value="20 " calcext:value-type="string">
            <text:p>20 </text:p>
          </table:table-cell>
          <table:table-cell table:formula="of:=SUBSTITUTE([.D26];[.H26]; ;1)" office:value-type="string" office:string-value="AV DU PDT HERRIOT-BP 92104 26015 VALENCE CEDEX" calcext:value-type="string">
            <text:p>AV DU PDT HERRIOT-BP 92104 26015 VALENCE CEDEX</text:p>
          </table:table-cell>
          <table:table-cell table:formula="of:=SEARCH(&quot; &quot;;[.$I26];[.G26])" office:value-type="float" office:value="3" calcext:value-type="float">
            <text:p>3</text:p>
          </table:table-cell>
          <table:table-cell table:style-name="ce11" table:formula="of:=LEFT([.$I26];[.J26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/>
          <table:table-cell table:formula="of:=SEARCH(&quot; &quot;;[.$D27];1)" office:value-type="float" office:value="5" calcext:value-type="float">
            <text:p>5</text:p>
          </table:table-cell>
          <table:table-cell table:formula="of:=LEFT([.$D27];[.G27])" office:value-type="string" office:string-value="CITE " calcext:value-type="string">
            <text:p>CITE </text:p>
          </table:table-cell>
          <table:table-cell table:formula="of:=SUBSTITUTE([.D27];[.H27]; ;1)" office:value-type="string" office:string-value="ADMVE BD GEORGES CHAUVIN 27023 EVREUX CEDEX" calcext:value-type="string">
            <text:p>ADMVE BD GEORGES CHAUVIN 27023 EVREUX CEDEX</text:p>
          </table:table-cell>
          <table:table-cell table:formula="of:=SEARCH(&quot; &quot;;[.$I27];[.G27])" office:value-type="float" office:value="6" calcext:value-type="float">
            <text:p>6</text:p>
          </table:table-cell>
          <table:table-cell table:style-name="ce11" table:formula="of:=LEFT([.$I27];[.J27])" office:value-type="string" office:string-value="ADMVE " calcext:value-type="string">
            <text:p>ADMV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/>
          <table:table-cell table:formula="of:=SEARCH(&quot; &quot;;[.$D28];1)" office:value-type="float" office:value="2" calcext:value-type="float">
            <text:p>2</text:p>
          </table:table-cell>
          <table:table-cell table:formula="of:=LEFT([.$D28];[.G28])" office:value-type="string" office:string-value="3 " calcext:value-type="string">
            <text:p>3 </text:p>
          </table:table-cell>
          <table:table-cell table:formula="of:=SUBSTITUTE([.D28];[.H28]; ;1)" office:value-type="string" office:string-value="PLACE DE LA REPUBLIQUE 28019 CHARTRES CEDEX" calcext:value-type="string">
            <text:p>PLACE DE LA REPUBLIQUE 28019 CHARTRES CEDEX</text:p>
          </table:table-cell>
          <table:table-cell table:formula="of:=SEARCH(&quot; &quot;;[.$I28];[.G28])" office:value-type="float" office:value="6" calcext:value-type="float">
            <text:p>6</text:p>
          </table:table-cell>
          <table:table-cell table:style-name="ce11" table:formula="of:=LEFT([.$I28];[.J28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/>
          <table:table-cell table:formula="of:=SEARCH(&quot; &quot;;[.$D29];1)" office:value-type="float" office:value="2" calcext:value-type="float">
            <text:p>2</text:p>
          </table:table-cell>
          <table:table-cell table:formula="of:=LEFT([.$D29];[.G29])" office:value-type="string" office:string-value="4 " calcext:value-type="string">
            <text:p>4 </text:p>
          </table:table-cell>
          <table:table-cell table:formula="of:=SUBSTITUTE([.D29];[.H29]; ;1)" office:value-type="string" office:string-value="SQ MARC SANGNIER BP 50092 29802 BREST CEDEX 9" calcext:value-type="string">
            <text:p>SQ MARC SANGNIER BP 50092 29802 BREST CEDEX 9</text:p>
          </table:table-cell>
          <table:table-cell table:formula="of:=SEARCH(&quot; &quot;;[.$I29];[.G29])" office:value-type="float" office:value="3" calcext:value-type="float">
            <text:p>3</text:p>
          </table:table-cell>
          <table:table-cell table:style-name="ce11" table:formula="of:=LEFT([.$I29];[.J29])" office:value-type="string" office:string-value="SQ " calcext:value-type="string">
            <text:p>SQ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/>
          <table:table-cell table:formula="of:=SEARCH(&quot; &quot;;[.$D30];1)" office:value-type="float" office:value="2" calcext:value-type="float">
            <text:p>2</text:p>
          </table:table-cell>
          <table:table-cell table:formula="of:=LEFT([.$D30];[.G30])" office:value-type="string" office:string-value="2 " calcext:value-type="string">
            <text:p>2 </text:p>
          </table:table-cell>
          <table:table-cell table:formula="of:=SUBSTITUTE([.D30];[.H30]; ;1)" office:value-type="string" office:string-value="AV DE LA GDE ARMEE BP 410 20191 AJACCIO CEDEX" calcext:value-type="string">
            <text:p>AV DE LA GDE ARMEE BP 410 20191 AJACCIO CEDEX</text:p>
          </table:table-cell>
          <table:table-cell table:formula="of:=SEARCH(&quot; &quot;;[.$I30];[.G30])" office:value-type="float" office:value="3" calcext:value-type="float">
            <text:p>3</text:p>
          </table:table-cell>
          <table:table-cell table:style-name="ce11" table:formula="of:=LEFT([.$I30];[.J30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/>
          <table:table-cell table:formula="of:=SEARCH(&quot; &quot;;[.$D31];1)" office:value-type="float" office:value="3" calcext:value-type="float">
            <text:p>3</text:p>
          </table:table-cell>
          <table:table-cell table:formula="of:=LEFT([.$D31];[.G31])" office:value-type="string" office:string-value="CS " calcext:value-type="string">
            <text:p>CS </text:p>
          </table:table-cell>
          <table:table-cell table:formula="of:=SUBSTITUTE([.D31];[.H31]; ;1)" office:value-type="string" office:string-value="50110 SQUARE SAINT-VICTOR 20291 BASTIA CEDEX" calcext:value-type="string">
            <text:p>50110 SQUARE SAINT-VICTOR 20291 BASTIA CEDEX</text:p>
          </table:table-cell>
          <table:table-cell table:formula="of:=SEARCH(&quot; &quot;;[.$I31];[.G31])" office:value-type="float" office:value="6" calcext:value-type="float">
            <text:p>6</text:p>
          </table:table-cell>
          <table:table-cell table:style-name="ce11" table:formula="of:=LEFT([.$I31];[.J31])" office:value-type="string" office:string-value="50110 " calcext:value-type="string">
            <text:p>5011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/>
          <table:table-cell table:formula="of:=SEARCH(&quot; &quot;;[.$D32];1)" office:value-type="float" office:value="3" calcext:value-type="float">
            <text:p>3</text:p>
          </table:table-cell>
          <table:table-cell table:formula="of:=LEFT([.$D32];[.G32])" office:value-type="string" office:string-value="22 " calcext:value-type="string">
            <text:p>22 </text:p>
          </table:table-cell>
          <table:table-cell table:formula="of:=SUBSTITUTE([.D32];[.H32]; ;1)" office:value-type="string" office:string-value="AV CARNOT 30943 NIMES CEDEX 9" calcext:value-type="string">
            <text:p>AV CARNOT 30943 NIMES CEDEX 9</text:p>
          </table:table-cell>
          <table:table-cell table:formula="of:=SEARCH(&quot; &quot;;[.$I32];[.G32])" office:value-type="float" office:value="3" calcext:value-type="float">
            <text:p>3</text:p>
          </table:table-cell>
          <table:table-cell table:style-name="ce11" table:formula="of:=LEFT([.$I32];[.J32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/>
          <table:table-cell table:formula="of:=SEARCH(&quot; &quot;;[.$D33];1)" office:value-type="float" office:value="3" calcext:value-type="float">
            <text:p>3</text:p>
          </table:table-cell>
          <table:table-cell table:formula="of:=LEFT([.$D33];[.G33])" office:value-type="string" office:string-value="15 " calcext:value-type="string">
            <text:p>15 </text:p>
          </table:table-cell>
          <table:table-cell table:formula="of:=SUBSTITUTE([.D33];[.H33]; ;1)" office:value-type="string" office:string-value="PLACE OCCITANE 31039 TOULOUSE CEDEX 9" calcext:value-type="string">
            <text:p>PLACE OCCITANE 31039 TOULOUSE CEDEX 9</text:p>
          </table:table-cell>
          <table:table-cell table:formula="of:=SEARCH(&quot; &quot;;[.$I33];[.G33])" office:value-type="float" office:value="6" calcext:value-type="float">
            <text:p>6</text:p>
          </table:table-cell>
          <table:table-cell table:style-name="ce11" table:formula="of:=LEFT([.$I33];[.J33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/>
          <table:table-cell table:formula="of:=SEARCH(&quot; &quot;;[.$D34];1)" office:value-type="float" office:value="3" calcext:value-type="float">
            <text:p>3</text:p>
          </table:table-cell>
          <table:table-cell table:formula="of:=LEFT([.$D34];[.G34])" office:value-type="string" office:string-value="CS " calcext:value-type="string">
            <text:p>CS </text:p>
          </table:table-cell>
          <table:table-cell table:formula="of:=SUBSTITUTE([.D34];[.H34]; ;1)" office:value-type="string" office:string-value="70352 32010 AUCH CEDEX" calcext:value-type="string">
            <text:p>70352 32010 AUCH CEDEX</text:p>
          </table:table-cell>
          <table:table-cell table:formula="of:=SEARCH(&quot; &quot;;[.$I34];[.G34])" office:value-type="float" office:value="6" calcext:value-type="float">
            <text:p>6</text:p>
          </table:table-cell>
          <table:table-cell table:style-name="ce11" table:formula="of:=LEFT([.$I34];[.J34])" office:value-type="string" office:string-value="70352 " calcext:value-type="string">
            <text:p>70352 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/>
          <table:table-cell table:formula="of:=SEARCH(&quot; &quot;;[.$D35];1)" office:value-type="float" office:value="3" calcext:value-type="float">
            <text:p>3</text:p>
          </table:table-cell>
          <table:table-cell table:formula="of:=LEFT([.$D35];[.G35])" office:value-type="string" office:string-value="24 " calcext:value-type="string">
            <text:p>24 </text:p>
          </table:table-cell>
          <table:table-cell table:formula="of:=SUBSTITUTE([.D35];[.H35]; ;1)" office:value-type="string" office:string-value="RUE F. DE SOURDIS BP 908 33060 BORDEAUX CEDEX" calcext:value-type="string">
            <text:p>RUE F. DE SOURDIS BP 908 33060 BORDEAUX CEDEX</text:p>
          </table:table-cell>
          <table:table-cell table:formula="of:=SEARCH(&quot; &quot;;[.$I35];[.G35])" office:value-type="float" office:value="4" calcext:value-type="float">
            <text:p>4</text:p>
          </table:table-cell>
          <table:table-cell table:style-name="ce11" table:formula="of:=LEFT([.$I35];[.J35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/>
          <table:table-cell table:formula="of:=SEARCH(&quot; &quot;;[.$D36];1)" office:value-type="float" office:value="4" calcext:value-type="float">
            <text:p>4</text:p>
          </table:table-cell>
          <table:table-cell table:formula="of:=LEFT([.$D36];[.G36])" office:value-type="string" office:string-value="334 " calcext:value-type="string">
            <text:p>334 </text:p>
          </table:table-cell>
          <table:table-cell table:formula="of:=SUBSTITUTE([.D36];[.H36]; ;1)" office:value-type="string" office:string-value="AL DE MONTMORENCY-CS17788 34954 MONTPELLIER CEDEX 2" calcext:value-type="string">
            <text:p>AL DE MONTMORENCY-CS17788 34954 MONTPELLIER CEDEX 2</text:p>
          </table:table-cell>
          <table:table-cell table:formula="of:=SEARCH(&quot; &quot;;[.$I36];[.G36])" office:value-type="float" office:value="6" calcext:value-type="float">
            <text:p>6</text:p>
          </table:table-cell>
          <table:table-cell table:style-name="ce11" table:formula="of:=LEFT([.$I36];[.J36])" office:value-type="string" office:string-value="AL DE " calcext:value-type="string">
            <text:p>AL D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/>
          <table:table-cell table:formula="of:=SEARCH(&quot; &quot;;[.$D37];1)" office:value-type="float" office:value="3" calcext:value-type="float">
            <text:p>3</text:p>
          </table:table-cell>
          <table:table-cell table:formula="of:=LEFT([.$D37];[.G37])" office:value-type="string" office:string-value="AV " calcext:value-type="string">
            <text:p>AV </text:p>
          </table:table-cell>
          <table:table-cell table:formula="of:=SUBSTITUTE([.D37];[.H37]; ;1)" office:value-type="string" office:string-value="JANVIER BP 72102 35021 RENNES CEDEX 9" calcext:value-type="string">
            <text:p>JANVIER BP 72102 35021 RENNES CEDEX 9</text:p>
          </table:table-cell>
          <table:table-cell table:formula="of:=SEARCH(&quot; &quot;;[.$I37];[.G37])" office:value-type="float" office:value="8" calcext:value-type="float">
            <text:p>8</text:p>
          </table:table-cell>
          <table:table-cell table:style-name="ce11" table:formula="of:=LEFT([.$I37];[.J37])" office:value-type="string" office:string-value="JANVIER " calcext:value-type="string">
            <text:p>JANVIER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/>
          <table:table-cell table:formula="of:=SEARCH(&quot; &quot;;[.$D38];1)" office:value-type="float" office:value="3" calcext:value-type="float">
            <text:p>3</text:p>
          </table:table-cell>
          <table:table-cell table:formula="of:=LEFT([.$D38];[.G38])" office:value-type="string" office:string-value="10 " calcext:value-type="string">
            <text:p>10 </text:p>
          </table:table-cell>
          <table:table-cell table:formula="of:=SUBSTITUTE([.D38];[.H38]; ;1)" office:value-type="string" office:string-value="RUE ALBERT 1ER BP 595 36019 CHATEAUROUX CEDEX" calcext:value-type="string">
            <text:p>RUE ALBERT 1ER BP 595 36019 CHATEAUROUX CEDEX</text:p>
          </table:table-cell>
          <table:table-cell table:formula="of:=SEARCH(&quot; &quot;;[.$I38];[.G38])" office:value-type="float" office:value="4" calcext:value-type="float">
            <text:p>4</text:p>
          </table:table-cell>
          <table:table-cell table:style-name="ce11" table:formula="of:=LEFT([.$I38];[.J38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/>
          <table:table-cell table:formula="of:=SEARCH(&quot; &quot;;[.$D39];1)" office:value-type="float" office:value="3" calcext:value-type="float">
            <text:p>3</text:p>
          </table:table-cell>
          <table:table-cell table:formula="of:=LEFT([.$D39];[.G39])" office:value-type="string" office:string-value="94 " calcext:value-type="string">
            <text:p>94 </text:p>
          </table:table-cell>
          <table:table-cell table:formula="of:=SUBSTITUTE([.D39];[.H39]; ;1)" office:value-type="string" office:string-value="BD BERANGER BP 33228 37032 TOURS CEDEX 1" calcext:value-type="string">
            <text:p>BD BERANGER BP 33228 37032 TOURS CEDEX 1</text:p>
          </table:table-cell>
          <table:table-cell table:formula="of:=SEARCH(&quot; &quot;;[.$I39];[.G39])" office:value-type="float" office:value="3" calcext:value-type="float">
            <text:p>3</text:p>
          </table:table-cell>
          <table:table-cell table:style-name="ce11" table:formula="of:=LEFT([.$I39];[.J39])" office:value-type="string" office:string-value="BD " calcext:value-type="string">
            <text:p>B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/>
          <table:table-cell table:formula="of:=SEARCH(&quot; &quot;;[.$D40];1)" office:value-type="float" office:value="2" calcext:value-type="float">
            <text:p>2</text:p>
          </table:table-cell>
          <table:table-cell table:formula="of:=LEFT([.$D40];[.G40])" office:value-type="string" office:string-value="8 " calcext:value-type="string">
            <text:p>8 </text:p>
          </table:table-cell>
          <table:table-cell table:formula="of:=SUBSTITUTE([.D40];[.H40]; ;1)" office:value-type="string" office:string-value="RUE DE BELGRADE 38022 GRENOBLE CEDEX" calcext:value-type="string">
            <text:p>RUE DE BELGRADE 38022 GRENOBLE CEDEX</text:p>
          </table:table-cell>
          <table:table-cell table:formula="of:=SEARCH(&quot; &quot;;[.$I40];[.G40])" office:value-type="float" office:value="4" calcext:value-type="float">
            <text:p>4</text:p>
          </table:table-cell>
          <table:table-cell table:style-name="ce11" table:formula="of:=LEFT([.$I40];[.J40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/>
          <table:table-cell table:formula="of:=SEARCH(&quot; &quot;;[.$D41];1)" office:value-type="float" office:value="2" calcext:value-type="float">
            <text:p>2</text:p>
          </table:table-cell>
          <table:table-cell table:formula="of:=LEFT([.$D41];[.G41])" office:value-type="string" office:string-value="8 " calcext:value-type="string">
            <text:p>8 </text:p>
          </table:table-cell>
          <table:table-cell table:formula="of:=SUBSTITUTE([.D41];[.H41]; ;1)" office:value-type="string" office:string-value="AV THUREL - BP 70640 39021 LONS LE SAUNIER CEDEX" calcext:value-type="string">
            <text:p>AV THUREL - BP 70640 39021 LONS LE SAUNIER CEDEX</text:p>
          </table:table-cell>
          <table:table-cell table:formula="of:=SEARCH(&quot; &quot;;[.$I41];[.G41])" office:value-type="float" office:value="3" calcext:value-type="float">
            <text:p>3</text:p>
          </table:table-cell>
          <table:table-cell table:style-name="ce11" table:formula="of:=LEFT([.$I41];[.J41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/>
          <table:table-cell table:formula="of:=SEARCH(&quot; &quot;;[.$D42];1)" office:value-type="float" office:value="3" calcext:value-type="float">
            <text:p>3</text:p>
          </table:table-cell>
          <table:table-cell table:formula="of:=LEFT([.$D42];[.G42])" office:value-type="string" office:string-value="23 " calcext:value-type="string">
            <text:p>23 </text:p>
          </table:table-cell>
          <table:table-cell table:formula="of:=SUBSTITUTE([.D42];[.H42]; ;1)" office:value-type="string" office:string-value="RUE ARMAND DULAMON BP 309 40011 MONT DE MARSAN CEDEX" calcext:value-type="string">
            <text:p>RUE ARMAND DULAMON BP 309 40011 MONT DE MARSAN CEDEX</text:p>
          </table:table-cell>
          <table:table-cell table:formula="of:=SEARCH(&quot; &quot;;[.$I42];[.G42])" office:value-type="float" office:value="4" calcext:value-type="float">
            <text:p>4</text:p>
          </table:table-cell>
          <table:table-cell table:style-name="ce11" table:formula="of:=LEFT([.$I42];[.J42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/>
          <table:table-cell table:formula="of:=SEARCH(&quot; &quot;;[.$D43];1)" office:value-type="float" office:value="3" calcext:value-type="float">
            <text:p>3</text:p>
          </table:table-cell>
          <table:table-cell table:formula="of:=LEFT([.$D43];[.G43])" office:value-type="string" office:string-value="10 " calcext:value-type="string">
            <text:p>10 </text:p>
          </table:table-cell>
          <table:table-cell table:formula="of:=SUBSTITUTE([.D43];[.H43]; ;1)" office:value-type="string" office:string-value="RUE LOUIS BODIN CS 50001 41026 BLOIS CEDEX" calcext:value-type="string">
            <text:p>RUE LOUIS BODIN CS 50001 41026 BLOIS CEDEX</text:p>
          </table:table-cell>
          <table:table-cell table:formula="of:=SEARCH(&quot; &quot;;[.$I43];[.G43])" office:value-type="float" office:value="4" calcext:value-type="float">
            <text:p>4</text:p>
          </table:table-cell>
          <table:table-cell table:style-name="ce11" table:formula="of:=LEFT([.$I43];[.J4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/>
          <table:table-cell table:formula="of:=SEARCH(&quot; &quot;;[.$D44];1)" office:value-type="float" office:value="3" calcext:value-type="float">
            <text:p>3</text:p>
          </table:table-cell>
          <table:table-cell table:formula="of:=LEFT([.$D44];[.G44])" office:value-type="string" office:string-value="11 " calcext:value-type="string">
            <text:p>11 </text:p>
          </table:table-cell>
          <table:table-cell table:formula="of:=SUBSTITUTE([.D44];[.H44]; ;1)" office:value-type="string" office:string-value="RUE MI-CAREME BP 502 42007 ST ETIENNE" calcext:value-type="string">
            <text:p>RUE MI-CAREME BP 502 42007 ST ETIENNE</text:p>
          </table:table-cell>
          <table:table-cell table:formula="of:=SEARCH(&quot; &quot;;[.$I44];[.G44])" office:value-type="float" office:value="4" calcext:value-type="float">
            <text:p>4</text:p>
          </table:table-cell>
          <table:table-cell table:style-name="ce11" table:formula="of:=LEFT([.$I44];[.J4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/>
          <table:table-cell table:formula="of:=SEARCH(&quot; &quot;;[.$D45];1)" office:value-type="float" office:value="3" calcext:value-type="float">
            <text:p>3</text:p>
          </table:table-cell>
          <table:table-cell table:formula="of:=LEFT([.$D45];[.G45])" office:value-type="string" office:string-value="17 " calcext:value-type="string">
            <text:p>17 </text:p>
          </table:table-cell>
          <table:table-cell table:formula="of:=SUBSTITUTE([.D45];[.H45]; ;1)" office:value-type="string" office:string-value="RUE DES MOULINS BP 10351 43012 LE PUY EN VELAY CEDEX" calcext:value-type="string">
            <text:p>RUE DES MOULINS BP 10351 43012 LE PUY EN VELAY CEDEX</text:p>
          </table:table-cell>
          <table:table-cell table:formula="of:=SEARCH(&quot; &quot;;[.$I45];[.G45])" office:value-type="float" office:value="4" calcext:value-type="float">
            <text:p>4</text:p>
          </table:table-cell>
          <table:table-cell table:style-name="ce11" table:formula="of:=LEFT([.$I45];[.J45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/>
          <table:table-cell table:formula="of:=SEARCH(&quot; &quot;;[.$D46];1)" office:value-type="float" office:value="2" calcext:value-type="float">
            <text:p>2</text:p>
          </table:table-cell>
          <table:table-cell table:formula="of:=LEFT([.$D46];[.G46])" office:value-type="string" office:string-value="4 " calcext:value-type="string">
            <text:p>4 </text:p>
          </table:table-cell>
          <table:table-cell table:formula="of:=SUBSTITUTE([.D46];[.H46]; ;1)" office:value-type="string" office:string-value="QUAI DE VERSAILLES CS93503 44035 NANTES CEDEX 1" calcext:value-type="string">
            <text:p>QUAI DE VERSAILLES CS93503 44035 NANTES CEDEX 1</text:p>
          </table:table-cell>
          <table:table-cell table:formula="of:=SEARCH(&quot; &quot;;[.$I46];[.G46])" office:value-type="float" office:value="5" calcext:value-type="float">
            <text:p>5</text:p>
          </table:table-cell>
          <table:table-cell table:style-name="ce11" table:formula="of:=LEFT([.$I46];[.J46])" office:value-type="string" office:string-value="QUAI " calcext:value-type="string">
            <text:p>QUAI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/>
          <table:table-cell table:formula="of:=SEARCH(&quot; &quot;;[.$D47];1)" office:value-type="float" office:value="2" calcext:value-type="float">
            <text:p>2</text:p>
          </table:table-cell>
          <table:table-cell table:formula="of:=LEFT([.$D47];[.G47])" office:value-type="string" office:string-value="4 " calcext:value-type="string">
            <text:p>4 </text:p>
          </table:table-cell>
          <table:table-cell table:formula="of:=SUBSTITUTE([.D47];[.H47]; ;1)" office:value-type="string" office:string-value="PL DU MARTROI CS 1243545032 ORLEANS CEDEX 1" calcext:value-type="string">
            <text:p>PL DU MARTROI CS 1243545032 ORLEANS CEDEX 1</text:p>
          </table:table-cell>
          <table:table-cell table:formula="of:=SEARCH(&quot; &quot;;[.$I47];[.G47])" office:value-type="float" office:value="3" calcext:value-type="float">
            <text:p>3</text:p>
          </table:table-cell>
          <table:table-cell table:style-name="ce11" table:formula="of:=LEFT([.$I47];[.J47])" office:value-type="string" office:string-value="PL " calcext:value-type="string">
            <text:p>PL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/>
          <table:table-cell table:formula="of:=SEARCH(&quot; &quot;;[.$D48];1)" office:value-type="float" office:value="4" calcext:value-type="float">
            <text:p>4</text:p>
          </table:table-cell>
          <table:table-cell table:formula="of:=LEFT([.$D48];[.G48])" office:value-type="string" office:string-value="190 " calcext:value-type="string">
            <text:p>190 </text:p>
          </table:table-cell>
          <table:table-cell table:formula="of:=SUBSTITUTE([.D48];[.H48]; ;1)" office:value-type="string" office:string-value="RUE WILSON 46000 CAHORS" calcext:value-type="string">
            <text:p>RUE WILSON 46000 CAHORS</text:p>
          </table:table-cell>
          <table:table-cell table:formula="of:=SEARCH(&quot; &quot;;[.$I48];[.G48])" office:value-type="float" office:value="4" calcext:value-type="float">
            <text:p>4</text:p>
          </table:table-cell>
          <table:table-cell table:style-name="ce11" table:formula="of:=LEFT([.$I48];[.J48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/>
          <table:table-cell table:formula="of:=SEARCH(&quot; &quot;;[.$D49];1)" office:value-type="float" office:value="2" calcext:value-type="float">
            <text:p>2</text:p>
          </table:table-cell>
          <table:table-cell table:formula="of:=LEFT([.$D49];[.G49])" office:value-type="string" office:string-value="1 " calcext:value-type="string">
            <text:p>1 </text:p>
          </table:table-cell>
          <table:table-cell table:formula="of:=SUBSTITUTE([.D49];[.H49]; ;1)" office:value-type="string" office:string-value="PLACE DES JACOBINS BP 70016 47916 AGEN CEDEX 9" calcext:value-type="string">
            <text:p>PLACE DES JACOBINS BP 70016 47916 AGEN CEDEX 9</text:p>
          </table:table-cell>
          <table:table-cell table:formula="of:=SEARCH(&quot; &quot;;[.$I49];[.G49])" office:value-type="float" office:value="6" calcext:value-type="float">
            <text:p>6</text:p>
          </table:table-cell>
          <table:table-cell table:style-name="ce11" table:formula="of:=LEFT([.$I49];[.J49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/>
          <table:table-cell table:formula="of:=SEARCH(&quot; &quot;;[.$D50];1)" office:value-type="float" office:value="2" calcext:value-type="float">
            <text:p>2</text:p>
          </table:table-cell>
          <table:table-cell table:formula="of:=LEFT([.$D50];[.G50])" office:value-type="string" office:string-value="1 " calcext:value-type="string">
            <text:p>1 </text:p>
          </table:table-cell>
          <table:table-cell table:formula="of:=SUBSTITUTE([.D50];[.H50]; ;1)" office:value-type="string" office:string-value="TER BD LUC ARNAULT BP 131 48005 MENDE CEDEX" calcext:value-type="string">
            <text:p>TER BD LUC ARNAULT BP 131 48005 MENDE CEDEX</text:p>
          </table:table-cell>
          <table:table-cell table:formula="of:=SEARCH(&quot; &quot;;[.$I50];[.G50])" office:value-type="float" office:value="4" calcext:value-type="float">
            <text:p>4</text:p>
          </table:table-cell>
          <table:table-cell table:style-name="ce11" table:formula="of:=LEFT([.$I50];[.J50])" office:value-type="string" office:string-value="TER " calcext:value-type="string">
            <text:p>TER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/>
          <table:table-cell table:formula="of:=SEARCH(&quot; &quot;;[.$D51];1)" office:value-type="float" office:value="2" calcext:value-type="float">
            <text:p>2</text:p>
          </table:table-cell>
          <table:table-cell table:formula="of:=LEFT([.$D51];[.G51])" office:value-type="string" office:string-value="1 " calcext:value-type="string">
            <text:p>1 </text:p>
          </table:table-cell>
          <table:table-cell table:formula="of:=SUBSTITUTE([.D51];[.H51]; ;1)" office:value-type="string" office:string-value="RUE TALOT BP 50643 49006 ANGERS CEDEX 1" calcext:value-type="string">
            <text:p>RUE TALOT BP 50643 49006 ANGERS CEDEX 1</text:p>
          </table:table-cell>
          <table:table-cell table:formula="of:=SEARCH(&quot; &quot;;[.$I51];[.G51])" office:value-type="float" office:value="4" calcext:value-type="float">
            <text:p>4</text:p>
          </table:table-cell>
          <table:table-cell table:style-name="ce11" table:formula="of:=LEFT([.$I51];[.J51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/>
          <table:table-cell table:formula="of:=SEARCH(&quot; &quot;;[.$D52];1)" office:value-type="float" office:value="3" calcext:value-type="float">
            <text:p>3</text:p>
          </table:table-cell>
          <table:table-cell table:formula="of:=LEFT([.$D52];[.G52])" office:value-type="string" office:string-value="PL " calcext:value-type="string">
            <text:p>PL </text:p>
          </table:table-cell>
          <table:table-cell table:formula="of:=SUBSTITUTE([.D52];[.H52]; ;1)" office:value-type="string" office:string-value="PREFECTURE-PRODIV-BP 225 50015 ST LO CEDEX" calcext:value-type="string">
            <text:p>PREFECTURE-PRODIV-BP 225 50015 ST LO CEDEX</text:p>
          </table:table-cell>
          <table:table-cell table:formula="of:=SEARCH(&quot; &quot;;[.$I52];[.G52])" office:value-type="float" office:value="21" calcext:value-type="float">
            <text:p>21</text:p>
          </table:table-cell>
          <table:table-cell table:style-name="ce11" table:formula="of:=LEFT([.$I52];[.J52])" office:value-type="string" office:string-value="PREFECTURE-PRODIV-BP " calcext:value-type="string">
            <text:p>PREFECTURE-PRODIV-BP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/>
          <table:table-cell table:formula="of:=SEARCH(&quot; &quot;;[.$D53];1)" office:value-type="float" office:value="3" calcext:value-type="float">
            <text:p>3</text:p>
          </table:table-cell>
          <table:table-cell table:formula="of:=LEFT([.$D53];[.G53])" office:value-type="string" office:string-value="12 " calcext:value-type="string">
            <text:p>12 </text:p>
          </table:table-cell>
          <table:table-cell table:formula="of:=SUBSTITUTE([.D53];[.H53]; ;1)" office:value-type="string" office:string-value="RUE SAINTE MARGUERITE 51022 CHALONS EN CHAMP. CEDEX" calcext:value-type="string">
            <text:p>RUE SAINTE MARGUERITE 51022 CHALONS EN CHAMP. CEDEX</text:p>
          </table:table-cell>
          <table:table-cell table:formula="of:=SEARCH(&quot; &quot;;[.$I53];[.G53])" office:value-type="float" office:value="4" calcext:value-type="float">
            <text:p>4</text:p>
          </table:table-cell>
          <table:table-cell table:style-name="ce11" table:formula="of:=LEFT([.$I53];[.J5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/>
          <table:table-cell table:formula="of:=SEARCH(&quot; &quot;;[.$D54];1)" office:value-type="float" office:value="2" calcext:value-type="float">
            <text:p>2</text:p>
          </table:table-cell>
          <table:table-cell table:formula="of:=LEFT([.$D54];[.G54])" office:value-type="string" office:string-value="5 " calcext:value-type="string">
            <text:p>5 </text:p>
          </table:table-cell>
          <table:table-cell table:formula="of:=SUBSTITUTE([.D54];[.H54]; ;1)" office:value-type="string" office:string-value="RUE DE LORRAINE - CS 10523 52011 CHAUMONT CEDEX" calcext:value-type="string">
            <text:p>RUE DE LORRAINE - CS 10523 52011 CHAUMONT CEDEX</text:p>
          </table:table-cell>
          <table:table-cell table:formula="of:=SEARCH(&quot; &quot;;[.$I54];[.G54])" office:value-type="float" office:value="4" calcext:value-type="float">
            <text:p>4</text:p>
          </table:table-cell>
          <table:table-cell table:style-name="ce11" table:formula="of:=LEFT([.$I54];[.J5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/>
          <table:table-cell table:formula="of:=SEARCH(&quot; &quot;;[.$D55];1)" office:value-type="float" office:value="3" calcext:value-type="float">
            <text:p>3</text:p>
          </table:table-cell>
          <table:table-cell table:formula="of:=LEFT([.$D55];[.G55])" office:value-type="string" office:string-value="24 " calcext:value-type="string">
            <text:p>24 </text:p>
          </table:table-cell>
          <table:table-cell table:formula="of:=SUBSTITUTE([.D55];[.H55]; ;1)" office:value-type="string" office:string-value="ALLEE DE CAMBRAI 53014 LAVAL CEDEX" calcext:value-type="string">
            <text:p>ALLEE DE CAMBRAI 53014 LAVAL CEDEX</text:p>
          </table:table-cell>
          <table:table-cell table:formula="of:=SEARCH(&quot; &quot;;[.$I55];[.G55])" office:value-type="float" office:value="6" calcext:value-type="float">
            <text:p>6</text:p>
          </table:table-cell>
          <table:table-cell table:style-name="ce11" table:formula="of:=LEFT([.$I55];[.J55])" office:value-type="string" office:string-value="ALLEE " calcext:value-type="string">
            <text:p>ALLE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/>
          <table:table-cell table:formula="of:=SEARCH(&quot; &quot;;[.$D56];1)" office:value-type="float" office:value="3" calcext:value-type="float">
            <text:p>3</text:p>
          </table:table-cell>
          <table:table-cell table:formula="of:=LEFT([.$D56];[.G56])" office:value-type="string" office:string-value="50 " calcext:value-type="string">
            <text:p>50 </text:p>
          </table:table-cell>
          <table:table-cell table:formula="of:=SUBSTITUTE([.D56];[.H56]; ;1)" office:value-type="string" office:string-value="RUE DES PONTS - CS 60069 54036 NANCY CEDEX" calcext:value-type="string">
            <text:p>RUE DES PONTS - CS 60069 54036 NANCY CEDEX</text:p>
          </table:table-cell>
          <table:table-cell table:formula="of:=SEARCH(&quot; &quot;;[.$I56];[.G56])" office:value-type="float" office:value="4" calcext:value-type="float">
            <text:p>4</text:p>
          </table:table-cell>
          <table:table-cell table:style-name="ce11" table:formula="of:=LEFT([.$I56];[.J56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/>
          <table:table-cell table:formula="of:=SEARCH(&quot; &quot;;[.$D57];1)" office:value-type="float" office:value="3" calcext:value-type="float">
            <text:p>3</text:p>
          </table:table-cell>
          <table:table-cell table:formula="of:=LEFT([.$D57];[.G57])" office:value-type="string" office:string-value="17 " calcext:value-type="string">
            <text:p>17 </text:p>
          </table:table-cell>
          <table:table-cell table:formula="of:=SUBSTITUTE([.D57];[.H57]; ;1)" office:value-type="string" office:string-value="RUE DU GENERAL DE GAULLE 55012 BAR LE DUC CEDEX" calcext:value-type="string">
            <text:p>RUE DU GENERAL DE GAULLE 55012 BAR LE DUC CEDEX</text:p>
          </table:table-cell>
          <table:table-cell table:formula="of:=SEARCH(&quot; &quot;;[.$I57];[.G57])" office:value-type="float" office:value="4" calcext:value-type="float">
            <text:p>4</text:p>
          </table:table-cell>
          <table:table-cell table:style-name="ce11" table:formula="of:=LEFT([.$I57];[.J57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/>
          <table:table-cell table:formula="of:=SEARCH(&quot; &quot;;[.$D58];1)" office:value-type="float" office:value="3" calcext:value-type="float">
            <text:p>3</text:p>
          </table:table-cell>
          <table:table-cell table:formula="of:=LEFT([.$D58];[.G58])" office:value-type="string" office:string-value="35 " calcext:value-type="string">
            <text:p>35 </text:p>
          </table:table-cell>
          <table:table-cell table:formula="of:=SUBSTITUTE([.D58];[.H58]; ;1)" office:value-type="string" office:string-value="BLD DE LA PAIX BP 510 56019 VANNES CEDEX" calcext:value-type="string">
            <text:p>BLD DE LA PAIX BP 510 56019 VANNES CEDEX</text:p>
          </table:table-cell>
          <table:table-cell table:formula="of:=SEARCH(&quot; &quot;;[.$I58];[.G58])" office:value-type="float" office:value="4" calcext:value-type="float">
            <text:p>4</text:p>
          </table:table-cell>
          <table:table-cell table:style-name="ce11" table:formula="of:=LEFT([.$I58];[.J58])" office:value-type="string" office:string-value="BLD " calcext:value-type="string">
            <text:p>BL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/>
          <table:table-cell table:formula="of:=SEARCH(&quot; &quot;;[.$D59];1)" office:value-type="float" office:value="2" calcext:value-type="float">
            <text:p>2</text:p>
          </table:table-cell>
          <table:table-cell table:formula="of:=LEFT([.$D59];[.G59])" office:value-type="string" office:string-value="1 " calcext:value-type="string">
            <text:p>1 </text:p>
          </table:table-cell>
          <table:table-cell table:formula="of:=SUBSTITUTE([.D59];[.H59]; ;1)" office:value-type="string" office:string-value="RUE F. DE CUREL - BP 41054 57036 METZ CEDEX 1" calcext:value-type="string">
            <text:p>RUE F. DE CUREL - BP 41054 57036 METZ CEDEX 1</text:p>
          </table:table-cell>
          <table:table-cell table:formula="of:=SEARCH(&quot; &quot;;[.$I59];[.G59])" office:value-type="float" office:value="4" calcext:value-type="float">
            <text:p>4</text:p>
          </table:table-cell>
          <table:table-cell table:style-name="ce11" table:formula="of:=LEFT([.$I59];[.J59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/>
          <table:table-cell table:formula="of:=SEARCH(&quot; &quot;;[.$D60];1)" office:value-type="float" office:value="6" calcext:value-type="float">
            <text:p>6</text:p>
          </table:table-cell>
          <table:table-cell table:formula="of:=LEFT([.$D60];[.G60])" office:value-type="string" office:string-value="12RUE " calcext:value-type="string">
            <text:p>12RUE </text:p>
          </table:table-cell>
          <table:table-cell table:formula="of:=SUBSTITUTE([.D60];[.H60]; ;1)" office:value-type="string" office:string-value="H BARBUSSE BP 28 58019 NEVERS CEDEX" calcext:value-type="string">
            <text:p>H BARBUSSE BP 28 58019 NEVERS CEDEX</text:p>
          </table:table-cell>
          <table:table-cell table:formula="of:=SEARCH(&quot; &quot;;[.$I60];[.G60])" office:value-type="float" office:value="11" calcext:value-type="float">
            <text:p>11</text:p>
          </table:table-cell>
          <table:table-cell table:style-name="ce11" table:formula="of:=LEFT([.$I60];[.J60])" office:value-type="string" office:string-value="H BARBUSSE " calcext:value-type="string">
            <text:p>H BARBUSS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/>
          <table:table-cell table:formula="of:=SEARCH(&quot; &quot;;[.$D61];1)" office:value-type="float" office:value="3" calcext:value-type="float">
            <text:p>3</text:p>
          </table:table-cell>
          <table:table-cell table:formula="of:=LEFT([.$D61];[.G61])" office:value-type="string" office:string-value="82 " calcext:value-type="string">
            <text:p>82 </text:p>
          </table:table-cell>
          <table:table-cell table:formula="of:=SUBSTITUTE([.D61];[.H61]; ;1)" office:value-type="string" office:string-value="AVENUE KENNEDY BP 70689 59033 LILLE CEDEX" calcext:value-type="string">
            <text:p>AVENUE KENNEDY BP 70689 59033 LILLE CEDEX</text:p>
          </table:table-cell>
          <table:table-cell table:formula="of:=SEARCH(&quot; &quot;;[.$I61];[.G61])" office:value-type="float" office:value="7" calcext:value-type="float">
            <text:p>7</text:p>
          </table:table-cell>
          <table:table-cell table:style-name="ce11" table:formula="of:=LEFT([.$I61];[.J61])" office:value-type="string" office:string-value="AVENUE " calcext:value-type="string">
            <text:p>AVEN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/>
          <table:table-cell table:formula="of:=SEARCH(&quot; &quot;;[.$D62];1)" office:value-type="float" office:value="2" calcext:value-type="float">
            <text:p>2</text:p>
          </table:table-cell>
          <table:table-cell table:formula="of:=LEFT([.$D62];[.G62])" office:value-type="string" office:string-value="2 " calcext:value-type="string">
            <text:p>2 </text:p>
          </table:table-cell>
          <table:table-cell table:formula="of:=SUBSTITUTE([.D62];[.H62]; ;1)" office:value-type="string" office:string-value="RUE MOLIERE 60021 BEAUVAIS CEDEX" calcext:value-type="string">
            <text:p>RUE MOLIERE 60021 BEAUVAIS CEDEX</text:p>
          </table:table-cell>
          <table:table-cell table:formula="of:=SEARCH(&quot; &quot;;[.$I62];[.G62])" office:value-type="float" office:value="4" calcext:value-type="float">
            <text:p>4</text:p>
          </table:table-cell>
          <table:table-cell table:style-name="ce11" table:formula="of:=LEFT([.$I62];[.J62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/>
          <table:table-cell table:formula="of:=SEARCH(&quot; &quot;;[.$D63];1)" office:value-type="float" office:value="3" calcext:value-type="float">
            <text:p>3</text:p>
          </table:table-cell>
          <table:table-cell table:formula="of:=LEFT([.$D63];[.G63])" office:value-type="string" office:string-value="29 " calcext:value-type="string">
            <text:p>29 </text:p>
          </table:table-cell>
          <table:table-cell table:formula="of:=SUBSTITUTE([.D63];[.H63]; ;1)" office:value-type="string" office:string-value="RUE DU PONT NEUF - BP 344 61014 ALENCON CEDEX" calcext:value-type="string">
            <text:p>RUE DU PONT NEUF - BP 344 61014 ALENCON CEDEX</text:p>
          </table:table-cell>
          <table:table-cell table:formula="of:=SEARCH(&quot; &quot;;[.$I63];[.G63])" office:value-type="float" office:value="4" calcext:value-type="float">
            <text:p>4</text:p>
          </table:table-cell>
          <table:table-cell table:style-name="ce11" table:formula="of:=LEFT([.$I63];[.J6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/>
          <table:table-cell table:formula="of:=SEARCH(&quot; &quot;;[.$D64];1)" office:value-type="float" office:value="2" calcext:value-type="float">
            <text:p>2</text:p>
          </table:table-cell>
          <table:table-cell table:formula="of:=LEFT([.$D64];[.G64])" office:value-type="string" office:string-value="5 " calcext:value-type="string">
            <text:p>5 </text:p>
          </table:table-cell>
          <table:table-cell table:formula="of:=SUBSTITUTE([.D64];[.H64]; ;1)" office:value-type="string" office:string-value="RUE DU DR BRASSART BP 30015 62034 ARRAS CEDEX" calcext:value-type="string">
            <text:p>RUE DU DR BRASSART BP 30015 62034 ARRAS CEDEX</text:p>
          </table:table-cell>
          <table:table-cell table:formula="of:=SEARCH(&quot; &quot;;[.$I64];[.G64])" office:value-type="float" office:value="4" calcext:value-type="float">
            <text:p>4</text:p>
          </table:table-cell>
          <table:table-cell table:style-name="ce11" table:formula="of:=LEFT([.$I64];[.J6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/>
          <table:table-cell table:formula="of:=SEARCH(&quot; &quot;;[.$D65];1)" office:value-type="float" office:value="2" calcext:value-type="float">
            <text:p>2</text:p>
          </table:table-cell>
          <table:table-cell table:formula="of:=LEFT([.$D65];[.G65])" office:value-type="string" office:string-value="2 " calcext:value-type="string">
            <text:p>2 </text:p>
          </table:table-cell>
          <table:table-cell table:formula="of:=SUBSTITUTE([.D65];[.H65]; ;1)" office:value-type="string" office:string-value="RUE GILBERT MOREL 63033 CLERMONT-FERRAND CEDEX1" calcext:value-type="string">
            <text:p>RUE GILBERT MOREL 63033 CLERMONT-FERRAND CEDEX1</text:p>
          </table:table-cell>
          <table:table-cell table:formula="of:=SEARCH(&quot; &quot;;[.$I65];[.G65])" office:value-type="float" office:value="4" calcext:value-type="float">
            <text:p>4</text:p>
          </table:table-cell>
          <table:table-cell table:style-name="ce11" table:formula="of:=LEFT([.$I65];[.J65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/>
          <table:table-cell table:formula="of:=SEARCH(&quot; &quot;;[.$D66];1)" office:value-type="float" office:value="2" calcext:value-type="float">
            <text:p>2</text:p>
          </table:table-cell>
          <table:table-cell table:formula="of:=LEFT([.$D66];[.G66])" office:value-type="string" office:string-value="8 " calcext:value-type="string">
            <text:p>8 </text:p>
          </table:table-cell>
          <table:table-cell table:formula="of:=SUBSTITUTE([.D66];[.H66]; ;1)" office:value-type="string" office:string-value="PLACE D'ESPAGNE 64019 PAU CEDEX 09" calcext:value-type="string">
            <text:p>PLACE D'ESPAGNE 64019 PAU CEDEX 09</text:p>
          </table:table-cell>
          <table:table-cell table:formula="of:=SEARCH(&quot; &quot;;[.$I66];[.G66])" office:value-type="float" office:value="6" calcext:value-type="float">
            <text:p>6</text:p>
          </table:table-cell>
          <table:table-cell table:style-name="ce11" table:formula="of:=LEFT([.$I66];[.J66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/>
          <table:table-cell table:formula="of:=SEARCH(&quot; &quot;;[.$D67];1)" office:value-type="float" office:value="2" calcext:value-type="float">
            <text:p>2</text:p>
          </table:table-cell>
          <table:table-cell table:formula="of:=LEFT([.$D67];[.G67])" office:value-type="string" office:string-value="4 " calcext:value-type="string">
            <text:p>4 </text:p>
          </table:table-cell>
          <table:table-cell table:formula="of:=SUBSTITUTE([.D67];[.H67]; ;1)" office:value-type="string" office:string-value="CHEMIN DE L'ORMEAU BP 1346 65013 TARBES CEDEX" calcext:value-type="string">
            <text:p>CHEMIN DE L'ORMEAU BP 1346 65013 TARBES CEDEX</text:p>
          </table:table-cell>
          <table:table-cell table:formula="of:=SEARCH(&quot; &quot;;[.$I67];[.G67])" office:value-type="float" office:value="7" calcext:value-type="float">
            <text:p>7</text:p>
          </table:table-cell>
          <table:table-cell table:style-name="ce11" table:formula="of:=LEFT([.$I67];[.J67])" office:value-type="string" office:string-value="CHEMIN " calcext:value-type="string">
            <text:p>CHE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/>
          <table:table-cell table:formula="of:=SEARCH(&quot; &quot;;[.$D68];1)" office:value-type="float" office:value="7" calcext:value-type="float">
            <text:p>7</text:p>
          </table:table-cell>
          <table:table-cell table:formula="of:=LEFT([.$D68];[.G68])" office:value-type="string" office:string-value="SQUARE " calcext:value-type="string">
            <text:p>SQUARE </text:p>
          </table:table-cell>
          <table:table-cell table:formula="of:=SUBSTITUTE([.D68];[.H68]; ;1)" office:value-type="string" office:string-value="ARAGO - BP 40950 66950 PERPIGNAN CEDEX" calcext:value-type="string">
            <text:p>ARAGO - BP 40950 66950 PERPIGNAN CEDEX</text:p>
          </table:table-cell>
          <table:table-cell table:formula="of:=SEARCH(&quot; &quot;;[.$I68];[.G68])" office:value-type="float" office:value="8" calcext:value-type="float">
            <text:p>8</text:p>
          </table:table-cell>
          <table:table-cell table:style-name="ce11" table:formula="of:=LEFT([.$I68];[.J68])" office:value-type="string" office:string-value="ARAGO - " calcext:value-type="string">
            <text:p>ARAGO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/>
          <table:table-cell table:formula="of:=SEARCH(&quot; &quot;;[.$D69];1)" office:value-type="float" office:value="2" calcext:value-type="float">
            <text:p>2</text:p>
          </table:table-cell>
          <table:table-cell table:formula="of:=LEFT([.$D69];[.G69])" office:value-type="string" office:string-value="4 " calcext:value-type="string">
            <text:p>4 </text:p>
          </table:table-cell>
          <table:table-cell table:formula="of:=SUBSTITUTE([.D69];[.H69]; ;1)" office:value-type="string" office:string-value="PL DE LA REPUBLIQUE CS 5100267070 STRASBOURG CEDEX" calcext:value-type="string">
            <text:p>PL DE LA REPUBLIQUE CS 5100267070 STRASBOURG CEDEX</text:p>
          </table:table-cell>
          <table:table-cell table:formula="of:=SEARCH(&quot; &quot;;[.$I69];[.G69])" office:value-type="float" office:value="3" calcext:value-type="float">
            <text:p>3</text:p>
          </table:table-cell>
          <table:table-cell table:style-name="ce11" table:formula="of:=LEFT([.$I69];[.J69])" office:value-type="string" office:string-value="PL " calcext:value-type="string">
            <text:p>PL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/>
          <table:table-cell table:formula="of:=SEARCH(&quot; &quot;;[.$D70];1)" office:value-type="float" office:value="2" calcext:value-type="float">
            <text:p>2</text:p>
          </table:table-cell>
          <table:table-cell table:formula="of:=LEFT([.$D70];[.G70])" office:value-type="string" office:string-value="6 " calcext:value-type="string">
            <text:p>6 </text:p>
          </table:table-cell>
          <table:table-cell table:formula="of:=SUBSTITUTE([.D70];[.H70]; ;1)" office:value-type="string" office:string-value="RUE BRUAT BP 60449 68020 COLMAR CEDEX" calcext:value-type="string">
            <text:p>RUE BRUAT BP 60449 68020 COLMAR CEDEX</text:p>
          </table:table-cell>
          <table:table-cell table:formula="of:=SEARCH(&quot; &quot;;[.$I70];[.G70])" office:value-type="float" office:value="4" calcext:value-type="float">
            <text:p>4</text:p>
          </table:table-cell>
          <table:table-cell table:style-name="ce11" table:formula="of:=LEFT([.$I70];[.J70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/>
          <table:table-cell table:formula="of:=SEARCH(&quot; &quot;;[.$D71];1)" office:value-type="float" office:value="3" calcext:value-type="float">
            <text:p>3</text:p>
          </table:table-cell>
          <table:table-cell table:formula="of:=LEFT([.$D71];[.G71])" office:value-type="string" office:string-value="03 " calcext:value-type="string">
            <text:p>03 </text:p>
          </table:table-cell>
          <table:table-cell table:formula="of:=SUBSTITUTE([.D71];[.H71]; ;1)" office:value-type="string" office:string-value="RUE DE LA CHARITE 69268 LYON CEDEX 02" calcext:value-type="string">
            <text:p>RUE DE LA CHARITE 69268 LYON CEDEX 02</text:p>
          </table:table-cell>
          <table:table-cell table:formula="of:=SEARCH(&quot; &quot;;[.$I71];[.G71])" office:value-type="float" office:value="4" calcext:value-type="float">
            <text:p>4</text:p>
          </table:table-cell>
          <table:table-cell table:style-name="ce11" table:formula="of:=LEFT([.$I71];[.J71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/>
          <table:table-cell table:formula="of:=SEARCH(&quot; &quot;;[.$D72];1)" office:value-type="float" office:value="2" calcext:value-type="float">
            <text:p>2</text:p>
          </table:table-cell>
          <table:table-cell table:formula="of:=LEFT([.$D72];[.G72])" office:value-type="string" office:string-value="8 " calcext:value-type="string">
            <text:p>8 </text:p>
          </table:table-cell>
          <table:table-cell table:formula="of:=SUBSTITUTE([.D72];[.H72]; ;1)" office:value-type="string" office:string-value="PLACE PIERRE RENET BP 399 70014 VESOUL CEDEX" calcext:value-type="string">
            <text:p>PLACE PIERRE RENET BP 399 70014 VESOUL CEDEX</text:p>
          </table:table-cell>
          <table:table-cell table:formula="of:=SEARCH(&quot; &quot;;[.$I72];[.G72])" office:value-type="float" office:value="6" calcext:value-type="float">
            <text:p>6</text:p>
          </table:table-cell>
          <table:table-cell table:style-name="ce11" table:formula="of:=LEFT([.$I72];[.J72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/>
          <table:table-cell table:formula="of:=SEARCH(&quot; &quot;;[.$D73];1)" office:value-type="float" office:value="3" calcext:value-type="float">
            <text:p>3</text:p>
          </table:table-cell>
          <table:table-cell table:formula="of:=LEFT([.$D73];[.G73])" office:value-type="string" office:string-value="29 " calcext:value-type="string">
            <text:p>29 </text:p>
          </table:table-cell>
          <table:table-cell table:formula="of:=SUBSTITUTE([.D73];[.H73]; ;1)" office:value-type="string" office:string-value="RUE LAMARTINE 71017 MACON CEDEX" calcext:value-type="string">
            <text:p>RUE LAMARTINE 71017 MACON CEDEX</text:p>
          </table:table-cell>
          <table:table-cell table:formula="of:=SEARCH(&quot; &quot;;[.$I73];[.G73])" office:value-type="float" office:value="4" calcext:value-type="float">
            <text:p>4</text:p>
          </table:table-cell>
          <table:table-cell table:style-name="ce11" table:formula="of:=LEFT([.$I73];[.J7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/>
          <table:table-cell table:formula="of:=SEARCH(&quot; &quot;;[.$D74];1)" office:value-type="float" office:value="3" calcext:value-type="float">
            <text:p>3</text:p>
          </table:table-cell>
          <table:table-cell table:formula="of:=LEFT([.$D74];[.G74])" office:value-type="string" office:string-value="23 " calcext:value-type="string">
            <text:p>23 </text:p>
          </table:table-cell>
          <table:table-cell table:formula="of:=SUBSTITUTE([.D74];[.H74]; ;1)" office:value-type="string" office:string-value="PL COMTES DU MAINE BP 2239472002 LE MANS CEDEX 1" calcext:value-type="string">
            <text:p>PL COMTES DU MAINE BP 2239472002 LE MANS CEDEX 1</text:p>
          </table:table-cell>
          <table:table-cell table:formula="of:=SEARCH(&quot; &quot;;[.$I74];[.G74])" office:value-type="float" office:value="3" calcext:value-type="float">
            <text:p>3</text:p>
          </table:table-cell>
          <table:table-cell table:style-name="ce11" table:formula="of:=LEFT([.$I74];[.J74])" office:value-type="string" office:string-value="PL " calcext:value-type="string">
            <text:p>PL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/>
          <table:table-cell table:formula="of:=SEARCH(&quot; &quot;;[.$D75];1)" office:value-type="float" office:value="2" calcext:value-type="float">
            <text:p>2</text:p>
          </table:table-cell>
          <table:table-cell table:formula="of:=LEFT([.$D75];[.G75])" office:value-type="string" office:string-value="5 " calcext:value-type="string">
            <text:p>5 </text:p>
          </table:table-cell>
          <table:table-cell table:formula="of:=SUBSTITUTE([.D75];[.H75]; ;1)" office:value-type="string" office:string-value="RUE JEAN GIRARD MADOUX 73011 CHAMBERY CEDEX" calcext:value-type="string">
            <text:p>RUE JEAN GIRARD MADOUX 73011 CHAMBERY CEDEX</text:p>
          </table:table-cell>
          <table:table-cell table:formula="of:=SEARCH(&quot; &quot;;[.$I75];[.G75])" office:value-type="float" office:value="4" calcext:value-type="float">
            <text:p>4</text:p>
          </table:table-cell>
          <table:table-cell table:style-name="ce11" table:formula="of:=LEFT([.$I75];[.J75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/>
          <table:table-cell table:formula="of:=SEARCH(&quot; &quot;;[.$D76];1)" office:value-type="float" office:value="3" calcext:value-type="float">
            <text:p>3</text:p>
          </table:table-cell>
          <table:table-cell table:formula="of:=LEFT([.$D76];[.G76])" office:value-type="string" office:string-value="18 " calcext:value-type="string">
            <text:p>18 </text:p>
          </table:table-cell>
          <table:table-cell table:formula="of:=SUBSTITUTE([.D76];[.H76]; ;1)" office:value-type="string" office:string-value="RUE DE LA GARE BP 330 74008 ANNECY CEDEX" calcext:value-type="string">
            <text:p>RUE DE LA GARE BP 330 74008 ANNECY CEDEX</text:p>
          </table:table-cell>
          <table:table-cell table:formula="of:=SEARCH(&quot; &quot;;[.$I76];[.G76])" office:value-type="float" office:value="4" calcext:value-type="float">
            <text:p>4</text:p>
          </table:table-cell>
          <table:table-cell table:style-name="ce11" table:formula="of:=LEFT([.$I76];[.J76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/>
          <table:table-cell table:formula="of:=SEARCH(&quot; &quot;;[.$D77];1)" office:value-type="float" office:value="3" calcext:value-type="float">
            <text:p>3</text:p>
          </table:table-cell>
          <table:table-cell table:formula="of:=LEFT([.$D77];[.G77])" office:value-type="string" office:string-value="94 " calcext:value-type="string">
            <text:p>94 </text:p>
          </table:table-cell>
          <table:table-cell table:formula="of:=SUBSTITUTE([.D77];[.H77]; ;1)" office:value-type="string" office:string-value="RUE REAUMUR 75104 PARIS CEDEX 02" calcext:value-type="string">
            <text:p>RUE REAUMUR 75104 PARIS CEDEX 02</text:p>
          </table:table-cell>
          <table:table-cell table:formula="of:=SEARCH(&quot; &quot;;[.$I77];[.G77])" office:value-type="float" office:value="4" calcext:value-type="float">
            <text:p>4</text:p>
          </table:table-cell>
          <table:table-cell table:style-name="ce11" table:formula="of:=LEFT([.$I77];[.J77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/>
          <table:table-cell table:formula="of:=SEARCH(&quot; &quot;;[.$D78];1)" office:value-type="float" office:value="3" calcext:value-type="float">
            <text:p>3</text:p>
          </table:table-cell>
          <table:table-cell table:formula="of:=LEFT([.$D78];[.G78])" office:value-type="string" office:string-value="11 " calcext:value-type="string">
            <text:p>11 </text:p>
          </table:table-cell>
          <table:table-cell table:formula="of:=SUBSTITUTE([.D78];[.H78]; ;1)" office:value-type="string" office:string-value="R DU REMPART (VENDOME III) 93196 NOISY LE GRAND CEDEX" calcext:value-type="string">
            <text:p>R DU REMPART (VENDOME III) 93196 NOISY LE GRAND CEDEX</text:p>
          </table:table-cell>
          <table:table-cell table:formula="of:=SEARCH(&quot; &quot;;[.$I78];[.G78])" office:value-type="float" office:value="5" calcext:value-type="float">
            <text:p>5</text:p>
          </table:table-cell>
          <table:table-cell table:style-name="ce11" table:formula="of:=LEFT([.$I78];[.J78])" office:value-type="string" office:string-value="R DU " calcext:value-type="string">
            <text:p>R DU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/>
          <table:table-cell table:formula="of:=SEARCH(&quot; &quot;;[.$D79];1)" office:value-type="float" office:value="3" calcext:value-type="float">
            <text:p>3</text:p>
          </table:table-cell>
          <table:table-cell table:formula="of:=LEFT([.$D79];[.G79])" office:value-type="string" office:string-value="21 " calcext:value-type="string">
            <text:p>21 </text:p>
          </table:table-cell>
          <table:table-cell table:formula="of:=SUBSTITUTE([.D79];[.H79]; ;1)" office:value-type="string" office:string-value="QUAI JEAN MOULIN 76037 ROUEN CEDEX 1" calcext:value-type="string">
            <text:p>QUAI JEAN MOULIN 76037 ROUEN CEDEX 1</text:p>
          </table:table-cell>
          <table:table-cell table:formula="of:=SEARCH(&quot; &quot;;[.$I79];[.G79])" office:value-type="float" office:value="5" calcext:value-type="float">
            <text:p>5</text:p>
          </table:table-cell>
          <table:table-cell table:style-name="ce11" table:formula="of:=LEFT([.$I79];[.J79])" office:value-type="string" office:string-value="QUAI " calcext:value-type="string">
            <text:p>QUAI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/>
          <table:table-cell table:formula="of:=SEARCH(&quot; &quot;;[.$D80];1)" office:value-type="float" office:value="3" calcext:value-type="float">
            <text:p>3</text:p>
          </table:table-cell>
          <table:table-cell table:formula="of:=LEFT([.$D80];[.G80])" office:value-type="string" office:string-value="38 " calcext:value-type="string">
            <text:p>38 </text:p>
          </table:table-cell>
          <table:table-cell table:formula="of:=SUBSTITUTE([.D80];[.H80]; ;1)" office:value-type="string" office:string-value="AVENUE THIERS 77011 MELUN CEDEX" calcext:value-type="string">
            <text:p>AVENUE THIERS 77011 MELUN CEDEX</text:p>
          </table:table-cell>
          <table:table-cell table:formula="of:=SEARCH(&quot; &quot;;[.$I80];[.G80])" office:value-type="float" office:value="7" calcext:value-type="float">
            <text:p>7</text:p>
          </table:table-cell>
          <table:table-cell table:style-name="ce11" table:formula="of:=LEFT([.$I80];[.J80])" office:value-type="string" office:string-value="AVENUE " calcext:value-type="string">
            <text:p>AVEN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/>
          <table:table-cell table:formula="of:=SEARCH(&quot; &quot;;[.$D81];1)" office:value-type="float" office:value="3" calcext:value-type="float">
            <text:p>3</text:p>
          </table:table-cell>
          <table:table-cell table:formula="of:=LEFT([.$D81];[.G81])" office:value-type="string" office:string-value="16 " calcext:value-type="string">
            <text:p>16 </text:p>
          </table:table-cell>
          <table:table-cell table:formula="of:=SUBSTITUTE([.D81];[.H81]; ;1)" office:value-type="string" office:string-value="AVENUE DE ST CLOUD 78018 VERSAILLES CEDEX" calcext:value-type="string">
            <text:p>AVENUE DE ST CLOUD 78018 VERSAILLES CEDEX</text:p>
          </table:table-cell>
          <table:table-cell table:formula="of:=SEARCH(&quot; &quot;;[.$I81];[.G81])" office:value-type="float" office:value="7" calcext:value-type="float">
            <text:p>7</text:p>
          </table:table-cell>
          <table:table-cell table:style-name="ce11" table:formula="of:=LEFT([.$I81];[.J81])" office:value-type="string" office:string-value="AVENUE " calcext:value-type="string">
            <text:p>AVEN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/>
          <table:table-cell table:formula="of:=SEARCH(&quot; &quot;;[.$D82];1)" office:value-type="float" office:value="3" calcext:value-type="float">
            <text:p>3</text:p>
          </table:table-cell>
          <table:table-cell table:formula="of:=LEFT([.$D82];[.G82])" office:value-type="string" office:string-value="44 " calcext:value-type="string">
            <text:p>44 </text:p>
          </table:table-cell>
          <table:table-cell table:formula="of:=SUBSTITUTE([.D82];[.H82]; ;1)" office:value-type="string" office:string-value="RUE ALSACE LORRAINE-BP1914979061 NIORT CEDEX 9" calcext:value-type="string">
            <text:p>RUE ALSACE LORRAINE-BP1914979061 NIORT CEDEX 9</text:p>
          </table:table-cell>
          <table:table-cell table:formula="of:=SEARCH(&quot; &quot;;[.$I82];[.G82])" office:value-type="float" office:value="4" calcext:value-type="float">
            <text:p>4</text:p>
          </table:table-cell>
          <table:table-cell table:style-name="ce11" table:formula="of:=LEFT([.$I82];[.J82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/>
          <table:table-cell table:formula="of:=SEARCH(&quot; &quot;;[.$D83];1)" office:value-type="float" office:value="3" calcext:value-type="float">
            <text:p>3</text:p>
          </table:table-cell>
          <table:table-cell table:formula="of:=LEFT([.$D83];[.G83])" office:value-type="string" office:string-value="22 " calcext:value-type="string">
            <text:p>22 </text:p>
          </table:table-cell>
          <table:table-cell table:formula="of:=SUBSTITUTE([.D83];[.H83]; ;1)" office:value-type="string" office:string-value="RUE AMIRAL COURBET CS 1261380026 AMIENS CEDEX 1" calcext:value-type="string">
            <text:p>RUE AMIRAL COURBET CS 1261380026 AMIENS CEDEX 1</text:p>
          </table:table-cell>
          <table:table-cell table:formula="of:=SEARCH(&quot; &quot;;[.$I83];[.G83])" office:value-type="float" office:value="4" calcext:value-type="float">
            <text:p>4</text:p>
          </table:table-cell>
          <table:table-cell table:style-name="ce11" table:formula="of:=LEFT([.$I83];[.J83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/>
          <table:table-cell table:formula="of:=SEARCH(&quot; &quot;;[.$D84];1)" office:value-type="float" office:value="3" calcext:value-type="float">
            <text:p>3</text:p>
          </table:table-cell>
          <table:table-cell table:formula="of:=LEFT([.$D84];[.G84])" office:value-type="string" office:string-value="CS " calcext:value-type="string">
            <text:p>CS </text:p>
          </table:table-cell>
          <table:table-cell table:formula="of:=SUBSTITUTE([.D84];[.H84]; ;1)" office:value-type="string" office:string-value="92525 81013 ALBI CEDEX 9" calcext:value-type="string">
            <text:p>92525 81013 ALBI CEDEX 9</text:p>
          </table:table-cell>
          <table:table-cell table:formula="of:=SEARCH(&quot; &quot;;[.$I84];[.G84])" office:value-type="float" office:value="6" calcext:value-type="float">
            <text:p>6</text:p>
          </table:table-cell>
          <table:table-cell table:style-name="ce11" table:formula="of:=LEFT([.$I84];[.J84])" office:value-type="string" office:string-value="92525 " calcext:value-type="string">
            <text:p>92525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/>
          <table:table-cell table:formula="of:=SEARCH(&quot; &quot;;[.$D85];1)" office:value-type="float" office:value="4" calcext:value-type="float">
            <text:p>4</text:p>
          </table:table-cell>
          <table:table-cell table:formula="of:=LEFT([.$D85];[.G85])" office:value-type="string" office:string-value="5-7 " calcext:value-type="string">
            <text:p>5-7 </text:p>
          </table:table-cell>
          <table:table-cell table:formula="of:=SUBSTITUTE([.D85];[.H85]; ;1)" office:value-type="string" office:string-value="ALL MORTARIEU BP 770 82037 MONTAUBAN CEDEX" calcext:value-type="string">
            <text:p>ALL MORTARIEU BP 770 82037 MONTAUBAN CEDEX</text:p>
          </table:table-cell>
          <table:table-cell table:formula="of:=SEARCH(&quot; &quot;;[.$I85];[.G85])" office:value-type="float" office:value="4" calcext:value-type="float">
            <text:p>4</text:p>
          </table:table-cell>
          <table:table-cell table:style-name="ce11" table:formula="of:=LEFT([.$I85];[.J85])" office:value-type="string" office:string-value="ALL " calcext:value-type="string">
            <text:p>ALL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/>
          <table:table-cell table:formula="of:=SEARCH(&quot; &quot;;[.$D86];1)" office:value-type="float" office:value="6" calcext:value-type="float">
            <text:p>6</text:p>
          </table:table-cell>
          <table:table-cell table:formula="of:=LEFT([.$D86];[.G86])" office:value-type="string" office:string-value="PLACE " calcext:value-type="string">
            <text:p>PLACE </text:p>
          </table:table-cell>
          <table:table-cell table:formula="of:=SUBSTITUTE([.D86];[.H86]; ;1)" office:value-type="string" office:string-value="BESAGNE CS 91409 83056 TOULON CEDEX" calcext:value-type="string">
            <text:p>BESAGNE CS 91409 83056 TOULON CEDEX</text:p>
          </table:table-cell>
          <table:table-cell table:formula="of:=SEARCH(&quot; &quot;;[.$I86];[.G86])" office:value-type="float" office:value="8" calcext:value-type="float">
            <text:p>8</text:p>
          </table:table-cell>
          <table:table-cell table:style-name="ce11" table:formula="of:=LEFT([.$I86];[.J86])" office:value-type="string" office:string-value="BESAGNE " calcext:value-type="string">
            <text:p>BESAGN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/>
          <table:table-cell table:formula="of:=SEARCH(&quot; &quot;;[.$D87];1)" office:value-type="float" office:value="3" calcext:value-type="float">
            <text:p>3</text:p>
          </table:table-cell>
          <table:table-cell table:formula="of:=LEFT([.$D87];[.G87])" office:value-type="string" office:string-value="AV " calcext:value-type="string">
            <text:p>AV </text:p>
          </table:table-cell>
          <table:table-cell table:formula="of:=SUBSTITUTE([.D87];[.H87]; ;1)" office:value-type="string" office:string-value="DU 7EME GENIE BP 71095 84097 AVIGNON CEDEX 9" calcext:value-type="string">
            <text:p>DU 7EME GENIE BP 71095 84097 AVIGNON CEDEX 9</text:p>
          </table:table-cell>
          <table:table-cell table:formula="of:=SEARCH(&quot; &quot;;[.$I87];[.G87])" office:value-type="float" office:value="3" calcext:value-type="float">
            <text:p>3</text:p>
          </table:table-cell>
          <table:table-cell table:style-name="ce11" table:formula="of:=LEFT([.$I87];[.J87])" office:value-type="string" office:string-value="DU " calcext:value-type="string">
            <text:p>DU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/>
          <table:table-cell table:formula="of:=SEARCH(&quot; &quot;;[.$D88];1)" office:value-type="float" office:value="3" calcext:value-type="float">
            <text:p>3</text:p>
          </table:table-cell>
          <table:table-cell table:formula="of:=LEFT([.$D88];[.G88])" office:value-type="string" office:string-value="26 " calcext:value-type="string">
            <text:p>26 </text:p>
          </table:table-cell>
          <table:table-cell table:formula="of:=SUBSTITUTE([.D88];[.H88]; ;1)" office:value-type="string" office:string-value="RUE JEAN JAURES 85024 LA ROCHE SUR YON CEDEX" calcext:value-type="string">
            <text:p>RUE JEAN JAURES 85024 LA ROCHE SUR YON CEDEX</text:p>
          </table:table-cell>
          <table:table-cell table:formula="of:=SEARCH(&quot; &quot;;[.$I88];[.G88])" office:value-type="float" office:value="4" calcext:value-type="float">
            <text:p>4</text:p>
          </table:table-cell>
          <table:table-cell table:style-name="ce11" table:formula="of:=LEFT([.$I88];[.J88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/>
          <table:table-cell table:formula="of:=SEARCH(&quot; &quot;;[.$D89];1)" office:value-type="float" office:value="3" calcext:value-type="float">
            <text:p>3</text:p>
          </table:table-cell>
          <table:table-cell table:formula="of:=LEFT([.$D89];[.G89])" office:value-type="string" office:string-value="11 " calcext:value-type="string">
            <text:p>11 </text:p>
          </table:table-cell>
          <table:table-cell table:formula="of:=SUBSTITUTE([.D89];[.H89]; ;1)" office:value-type="string" office:string-value="RUE RIFFAULT CS 70549 86020 POITIERS CEDEX" calcext:value-type="string">
            <text:p>RUE RIFFAULT CS 70549 86020 POITIERS CEDEX</text:p>
          </table:table-cell>
          <table:table-cell table:formula="of:=SEARCH(&quot; &quot;;[.$I89];[.G89])" office:value-type="float" office:value="4" calcext:value-type="float">
            <text:p>4</text:p>
          </table:table-cell>
          <table:table-cell table:style-name="ce11" table:formula="of:=LEFT([.$I89];[.J89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/>
          <table:table-cell table:formula="of:=SEARCH(&quot; &quot;;[.$D90];1)" office:value-type="float" office:value="3" calcext:value-type="float">
            <text:p>3</text:p>
          </table:table-cell>
          <table:table-cell table:formula="of:=LEFT([.$D90];[.G90])" office:value-type="string" office:string-value="31 " calcext:value-type="string">
            <text:p>31 </text:p>
          </table:table-cell>
          <table:table-cell table:formula="of:=SUBSTITUTE([.D90];[.H90]; ;1)" office:value-type="string" office:string-value="RUE MONTMAILLER 87043 LIMOGES CEDEX" calcext:value-type="string">
            <text:p>RUE MONTMAILLER 87043 LIMOGES CEDEX</text:p>
          </table:table-cell>
          <table:table-cell table:formula="of:=SEARCH(&quot; &quot;;[.$I90];[.G90])" office:value-type="float" office:value="4" calcext:value-type="float">
            <text:p>4</text:p>
          </table:table-cell>
          <table:table-cell table:style-name="ce11" table:formula="of:=LEFT([.$I90];[.J90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/>
          <table:table-cell table:formula="of:=SEARCH(&quot; &quot;;[.$D91];1)" office:value-type="float" office:value="3" calcext:value-type="float">
            <text:p>3</text:p>
          </table:table-cell>
          <table:table-cell table:formula="of:=LEFT([.$D91];[.G91])" office:value-type="string" office:string-value="25 " calcext:value-type="string">
            <text:p>25 </text:p>
          </table:table-cell>
          <table:table-cell table:formula="of:=SUBSTITUTE([.D91];[.H91]; ;1)" office:value-type="string" office:string-value="RUE ANTOINE HURAULT 88026 EPINAL CEDEX" calcext:value-type="string">
            <text:p>RUE ANTOINE HURAULT 88026 EPINAL CEDEX</text:p>
          </table:table-cell>
          <table:table-cell table:formula="of:=SEARCH(&quot; &quot;;[.$I91];[.G91])" office:value-type="float" office:value="4" calcext:value-type="float">
            <text:p>4</text:p>
          </table:table-cell>
          <table:table-cell table:style-name="ce11" table:formula="of:=LEFT([.$I91];[.J91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/>
          <table:table-cell table:formula="of:=SEARCH(&quot; &quot;;[.$D92];1)" office:value-type="float" office:value="2" calcext:value-type="float">
            <text:p>2</text:p>
          </table:table-cell>
          <table:table-cell table:formula="of:=LEFT([.$D92];[.G92])" office:value-type="string" office:string-value="9 " calcext:value-type="string">
            <text:p>9 </text:p>
          </table:table-cell>
          <table:table-cell table:formula="of:=SUBSTITUTE([.D92];[.H92]; ;1)" office:value-type="string" office:string-value="RUE MARIE NOEL 89011 AUXERRE BP 109 CEDEX" calcext:value-type="string">
            <text:p>RUE MARIE NOEL 89011 AUXERRE BP 109 CEDEX</text:p>
          </table:table-cell>
          <table:table-cell table:formula="of:=SEARCH(&quot; &quot;;[.$I92];[.G92])" office:value-type="float" office:value="4" calcext:value-type="float">
            <text:p>4</text:p>
          </table:table-cell>
          <table:table-cell table:style-name="ce11" table:formula="of:=LEFT([.$I92];[.J92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/>
          <table:table-cell table:formula="of:=SEARCH(&quot; &quot;;[.$D93];1)" office:value-type="float" office:value="2" calcext:value-type="float">
            <text:p>2</text:p>
          </table:table-cell>
          <table:table-cell table:formula="of:=LEFT([.$D93];[.G93])" office:value-type="string" office:string-value="9 " calcext:value-type="string">
            <text:p>9 </text:p>
          </table:table-cell>
          <table:table-cell table:formula="of:=SUBSTITUTE([.D93];[.H93]; ;1)" office:value-type="string" office:string-value="FBG DE MONTBELIARD BP 10489 90016 BELFORT CEDEX" calcext:value-type="string">
            <text:p>FBG DE MONTBELIARD BP 10489 90016 BELFORT CEDEX</text:p>
          </table:table-cell>
          <table:table-cell table:formula="of:=SEARCH(&quot; &quot;;[.$I93];[.G93])" office:value-type="float" office:value="4" calcext:value-type="float">
            <text:p>4</text:p>
          </table:table-cell>
          <table:table-cell table:style-name="ce11" table:formula="of:=LEFT([.$I93];[.J93])" office:value-type="string" office:string-value="FBG " calcext:value-type="string">
            <text:p>FBG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/>
          <table:table-cell table:formula="of:=SEARCH(&quot; &quot;;[.$D94];1)" office:value-type="float" office:value="3" calcext:value-type="float">
            <text:p>3</text:p>
          </table:table-cell>
          <table:table-cell table:formula="of:=LEFT([.$D94];[.G94])" office:value-type="string" office:string-value="27 " calcext:value-type="string">
            <text:p>27 </text:p>
          </table:table-cell>
          <table:table-cell table:formula="of:=SUBSTITUTE([.D94];[.H94]; ;1)" office:value-type="string" office:string-value="RUE DES MAZIERES 91011 EVRY CEDEX" calcext:value-type="string">
            <text:p>RUE DES MAZIERES 91011 EVRY CEDEX</text:p>
          </table:table-cell>
          <table:table-cell table:formula="of:=SEARCH(&quot; &quot;;[.$I94];[.G94])" office:value-type="float" office:value="4" calcext:value-type="float">
            <text:p>4</text:p>
          </table:table-cell>
          <table:table-cell table:style-name="ce11" table:formula="of:=LEFT([.$I94];[.J9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/>
          <table:table-cell table:formula="of:=SEARCH(&quot; &quot;;[.$D95];1)" office:value-type="float" office:value="8" calcext:value-type="float">
            <text:p>8</text:p>
          </table:table-cell>
          <table:table-cell table:formula="of:=LEFT([.$D95];[.G95])" office:value-type="string" office:string-value="167-177 " calcext:value-type="string">
            <text:p>167-177 </text:p>
          </table:table-cell>
          <table:table-cell table:formula="of:=SUBSTITUTE([.D95];[.H95]; ;1)" office:value-type="string" office:string-value="AV JOLIOT CURIE 92013 NANTERRE CEDEX" calcext:value-type="string">
            <text:p>AV JOLIOT CURIE 92013 NANTERRE CEDEX</text:p>
          </table:table-cell>
          <table:table-cell table:formula="of:=SEARCH(&quot; &quot;;[.$I95];[.G95])" office:value-type="float" office:value="10" calcext:value-type="float">
            <text:p>10</text:p>
          </table:table-cell>
          <table:table-cell table:style-name="ce11" table:formula="of:=LEFT([.$I95];[.J95])" office:value-type="string" office:string-value="AV JOLIOT " calcext:value-type="string">
            <text:p>AV JOLIO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/>
          <table:table-cell table:formula="of:=SEARCH(&quot; &quot;;[.$D96];1)" office:value-type="float" office:value="2" calcext:value-type="float">
            <text:p>2</text:p>
          </table:table-cell>
          <table:table-cell table:formula="of:=LEFT([.$D96];[.G96])" office:value-type="string" office:string-value="7 " calcext:value-type="string">
            <text:p>7 </text:p>
          </table:table-cell>
          <table:table-cell table:formula="of:=SUBSTITUTE([.D96];[.H96]; ;1)" office:value-type="string" office:string-value="RUE HECTOR BERLIOZ CS50020 93009 BOBIGNY CEDEX" calcext:value-type="string">
            <text:p>RUE HECTOR BERLIOZ CS50020 93009 BOBIGNY CEDEX</text:p>
          </table:table-cell>
          <table:table-cell table:formula="of:=SEARCH(&quot; &quot;;[.$I96];[.G96])" office:value-type="float" office:value="4" calcext:value-type="float">
            <text:p>4</text:p>
          </table:table-cell>
          <table:table-cell table:style-name="ce11" table:formula="of:=LEFT([.$I96];[.J96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/>
          <table:table-cell table:formula="of:=SEARCH(&quot; &quot;;[.$D97];1)" office:value-type="float" office:value="2" calcext:value-type="float">
            <text:p>2</text:p>
          </table:table-cell>
          <table:table-cell table:formula="of:=LEFT([.$D97];[.G97])" office:value-type="string" office:string-value="1 " calcext:value-type="string">
            <text:p>1 </text:p>
          </table:table-cell>
          <table:table-cell table:formula="of:=SUBSTITUTE([.D97];[.H97]; ;1)" office:value-type="string" office:string-value="PLACE DU GENERAL BILLOTTE 94040 CRETEIL CEDEX" calcext:value-type="string">
            <text:p>PLACE DU GENERAL BILLOTTE 94040 CRETEIL CEDEX</text:p>
          </table:table-cell>
          <table:table-cell table:formula="of:=SEARCH(&quot; &quot;;[.$I97];[.G97])" office:value-type="float" office:value="6" calcext:value-type="float">
            <text:p>6</text:p>
          </table:table-cell>
          <table:table-cell table:style-name="ce11" table:formula="of:=LEFT([.$I97];[.J97])" office:value-type="string" office:string-value="PLACE " calcext:value-type="string">
            <text:p>PLAC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/>
          <table:table-cell table:formula="of:=SEARCH(&quot; &quot;;[.$D98];1)" office:value-type="float" office:value="2" calcext:value-type="float">
            <text:p>2</text:p>
          </table:table-cell>
          <table:table-cell table:formula="of:=LEFT([.$D98];[.G98])" office:value-type="string" office:string-value="2 " calcext:value-type="string">
            <text:p>2 </text:p>
          </table:table-cell>
          <table:table-cell table:formula="of:=SUBSTITUTE([.D98];[.H98]; ;1)" office:value-type="string" office:string-value="AVENUE B HIRSCH CS 20104 95010 CERGY PONTOISE CEDEX" calcext:value-type="string">
            <text:p>AVENUE B HIRSCH CS 20104 95010 CERGY PONTOISE CEDEX</text:p>
          </table:table-cell>
          <table:table-cell table:formula="of:=SEARCH(&quot; &quot;;[.$I98];[.G98])" office:value-type="float" office:value="7" calcext:value-type="float">
            <text:p>7</text:p>
          </table:table-cell>
          <table:table-cell table:style-name="ce11" table:formula="of:=LEFT([.$I98];[.J98])" office:value-type="string" office:string-value="AVENUE " calcext:value-type="string">
            <text:p>AVEN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/>
          <table:table-cell table:formula="of:=SEARCH(&quot; &quot;;[.$D99];1)" office:value-type="float" office:value="4" calcext:value-type="float">
            <text:p>4</text:p>
          </table:table-cell>
          <table:table-cell table:formula="of:=LEFT([.$D99];[.G99])" office:value-type="string" office:string-value="269 " calcext:value-type="string">
            <text:p>269 </text:p>
          </table:table-cell>
          <table:table-cell table:formula="of:=SUBSTITUTE([.D99];[.H99]; ;1)" office:value-type="string" office:string-value="ROUTE DE ST CLAUDE-BP 766 97100 BASSE TERRE" calcext:value-type="string">
            <text:p>ROUTE DE ST CLAUDE-BP 766 97100 BASSE TERRE</text:p>
          </table:table-cell>
          <table:table-cell table:formula="of:=SEARCH(&quot; &quot;;[.$I99];[.G99])" office:value-type="float" office:value="6" calcext:value-type="float">
            <text:p>6</text:p>
          </table:table-cell>
          <table:table-cell table:style-name="ce11" table:formula="of:=LEFT([.$I99];[.J99])" office:value-type="string" office:string-value="ROUTE " calcext:value-type="string">
            <text:p>ROUT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/>
          <table:table-cell table:formula="of:=SEARCH(&quot; &quot;;[.$D100];1)" office:value-type="float" office:value="4" calcext:value-type="float">
            <text:p>4</text:p>
          </table:table-cell>
          <table:table-cell table:formula="of:=LEFT([.$D100];[.G100])" office:value-type="string" office:string-value="RUE " calcext:value-type="string">
            <text:p>RUE </text:p>
          </table:table-cell>
          <table:table-cell table:formula="of:=SUBSTITUTE([.D100];[.H100]; ;1)" office:value-type="string" office:string-value="FIEDMOND - BP 7016 97307 CAYENNE CEDEX" calcext:value-type="string">
            <text:p>FIEDMOND - BP 7016 97307 CAYENNE CEDEX</text:p>
          </table:table-cell>
          <table:table-cell table:formula="of:=SEARCH(&quot; &quot;;[.$I100];[.G100])" office:value-type="float" office:value="9" calcext:value-type="float">
            <text:p>9</text:p>
          </table:table-cell>
          <table:table-cell table:style-name="ce11" table:formula="of:=LEFT([.$I100];[.J100])" office:value-type="string" office:string-value="FIEDMOND " calcext:value-type="string">
            <text:p>FIEDMON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/>
          <table:table-cell table:formula="of:=SEARCH(&quot; &quot;;[.$D101];1)" office:value-type="float" office:value="7" calcext:value-type="float">
            <text:p>7</text:p>
          </table:table-cell>
          <table:table-cell table:formula="of:=LEFT([.$D101];[.G101])" office:value-type="string" office:string-value="JARDIN " calcext:value-type="string">
            <text:p>JARDIN </text:p>
          </table:table-cell>
          <table:table-cell table:formula="of:=SUBSTITUTE([.D101];[.H101]; ;1)" office:value-type="string" office:string-value="DESCLIEUX - BP 654 97263 FORT-DE-FRANCE" calcext:value-type="string">
            <text:p>DESCLIEUX - BP 654 97263 FORT-DE-FRANCE</text:p>
          </table:table-cell>
          <table:table-cell table:formula="of:=SEARCH(&quot; &quot;;[.$I101];[.G101])" office:value-type="float" office:value="10" calcext:value-type="float">
            <text:p>10</text:p>
          </table:table-cell>
          <table:table-cell table:style-name="ce11" table:formula="of:=LEFT([.$I101];[.J101])" office:value-type="string" office:string-value="DESCLIEUX " calcext:value-type="string">
            <text:p>DESCLIEUX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/>
          <table:table-cell table:formula="of:=SEARCH(&quot; &quot;;[.$D102];1)" office:value-type="float" office:value="2" calcext:value-type="float">
            <text:p>2</text:p>
          </table:table-cell>
          <table:table-cell table:formula="of:=LEFT([.$D102];[.G102])" office:value-type="string" office:string-value="7 " calcext:value-type="string">
            <text:p>7 </text:p>
          </table:table-cell>
          <table:table-cell table:formula="of:=SUBSTITUTE([.D102];[.H102]; ;1)" office:value-type="string" office:string-value="AV ANDRE MALRAUX - CS 21015 97744 ST-DENIS CEDEX 9" calcext:value-type="string">
            <text:p>AV ANDRE MALRAUX - CS 21015 97744 ST-DENIS CEDEX 9</text:p>
          </table:table-cell>
          <table:table-cell table:formula="of:=SEARCH(&quot; &quot;;[.$I102];[.G102])" office:value-type="float" office:value="3" calcext:value-type="float">
            <text:p>3</text:p>
          </table:table-cell>
          <table:table-cell table:style-name="ce11" table:formula="of:=LEFT([.$I102];[.J102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/>
          <table:table-cell table:formula="of:=SEARCH(&quot; &quot;;[.$D103];1)" office:value-type="float" office:value="3" calcext:value-type="float">
            <text:p>3</text:p>
          </table:table-cell>
          <table:table-cell table:formula="of:=LEFT([.$D103];[.G103])" office:value-type="string" office:string-value="AV " calcext:value-type="string">
            <text:p>AV </text:p>
          </table:table-cell>
          <table:table-cell table:formula="of:=SUBSTITUTE([.D103];[.H103]; ;1)" office:value-type="string" office:string-value="DE LA PREFECTURE - BP 501 97600 MAMOUDZOU" calcext:value-type="string">
            <text:p>DE LA PREFECTURE - BP 501 97600 MAMOUDZOU</text:p>
          </table:table-cell>
          <table:table-cell table:formula="of:=SEARCH(&quot; &quot;;[.$I103];[.G103])" office:value-type="float" office:value="3" calcext:value-type="float">
            <text:p>3</text:p>
          </table:table-cell>
          <table:table-cell table:style-name="ce11" table:formula="of:=LEFT([.$I103];[.J103])" office:value-type="string" office:string-value="DE " calcext:value-type="string">
            <text:p>D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/>
          <table:table-cell table:formula="of:=SEARCH(&quot; &quot;;[.$D104];1)" office:value-type="float" office:value="3" calcext:value-type="float">
            <text:p>3</text:p>
          </table:table-cell>
          <table:table-cell table:formula="of:=LEFT([.$D104];[.G104])" office:value-type="string" office:string-value="30 " calcext:value-type="string">
            <text:p>30 </text:p>
          </table:table-cell>
          <table:table-cell table:formula="of:=SUBSTITUTE([.D104];[.H104]; ;1)" office:value-type="string" office:string-value="RUE DE MALVILLE - BP 54007 44040 NANTES CEDEX 01" calcext:value-type="string">
            <text:p>RUE DE MALVILLE - BP 54007 44040 NANTES CEDEX 01</text:p>
          </table:table-cell>
          <table:table-cell table:formula="of:=SEARCH(&quot; &quot;;[.$I104];[.G104])" office:value-type="float" office:value="4" calcext:value-type="float">
            <text:p>4</text:p>
          </table:table-cell>
          <table:table-cell table:style-name="ce11" table:formula="of:=LEFT([.$I104];[.J104])" office:value-type="string" office:string-value="RUE " calcext:value-type="string">
            <text:p>RU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/>
          <table:table-cell table:formula="of:=SEARCH(&quot; &quot;;[.$D105];1)" office:value-type="float" office:value="3" calcext:value-type="float">
            <text:p>3</text:p>
          </table:table-cell>
          <table:table-cell table:formula="of:=LEFT([.$D105];[.G105])" office:value-type="string" office:string-value="22 " calcext:value-type="string">
            <text:p>22 </text:p>
          </table:table-cell>
          <table:table-cell table:formula="of:=SUBSTITUTE([.D105];[.H105]; ;1)" office:value-type="string" office:string-value="BOULEVARD BLOSSAC CS 4064986106 CHATELLERAULT CEDEX" calcext:value-type="string">
            <text:p>BOULEVARD BLOSSAC CS 4064986106 CHATELLERAULT CEDEX</text:p>
          </table:table-cell>
          <table:table-cell table:formula="of:=SEARCH(&quot; &quot;;[.$I105];[.G105])" office:value-type="float" office:value="10" calcext:value-type="float">
            <text:p>10</text:p>
          </table:table-cell>
          <table:table-cell table:style-name="ce11" table:formula="of:=LEFT([.$I105];[.J105])" office:value-type="string" office:string-value="BOULEVARD " calcext:value-type="string">
            <text:p>BOULEVARD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/>
          <table:table-cell table:formula="of:=SEARCH(&quot; &quot;;[.$D106];1)" office:value-type="float" office:value="2" calcext:value-type="float">
            <text:p>2</text:p>
          </table:table-cell>
          <table:table-cell table:formula="of:=LEFT([.$D106];[.G106])" office:value-type="string" office:string-value="3 " calcext:value-type="string">
            <text:p>3 </text:p>
          </table:table-cell>
          <table:table-cell table:formula="of:=SUBSTITUTE([.D106];[.H106]; ;1)" office:value-type="string" office:string-value="AV DU CHEMIN DE PRESLES 94417 ST MAURICE CEDEX" calcext:value-type="string">
            <text:p>AV DU CHEMIN DE PRESLES 94417 ST MAURICE CEDEX</text:p>
          </table:table-cell>
          <table:table-cell table:formula="of:=SEARCH(&quot; &quot;;[.$I106];[.G106])" office:value-type="float" office:value="3" calcext:value-type="float">
            <text:p>3</text:p>
          </table:table-cell>
          <table:table-cell table:style-name="ce11" table:formula="of:=LEFT([.$I106];[.J106])" office:value-type="string" office:string-value="AV " calcext:value-type="string">
            <text:p>AV </text:p>
          </table:table-cell>
          <table:table-cell table:number-columns-repeated="101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5:52:13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2-12-07T16:39:14.844000000</dc:date>
    <meta:editing-cycles>11</meta:editing-cycles>
    <meta:editing-duration>PT49M22S</meta:editing-duration>
    <meta:generator>LibreOffice/6.2.7.1.lin1$Windows_X86_64 LibreOffice_project/ac167a92e33a5447f0bf604564addc465dbb4b35</meta:generator>
    <meta:document-statistic meta:table-count="1" meta:cell-count="10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